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5" style:family="table-cell" style:parent-style-name="Default" style:data-style-name="N36">
      <style:table-cell-properties style:vertical-align="automatic" fo:background-color="#FABF8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6" style:family="table-cell" style:parent-style-name="Default" style:data-style-name="N41">
      <style:table-cell-properties style:vertical-align="automatic" fo:background-color="#FABF8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6">
      <style:table-cell-properties fo:background-color="transparent"/>
      <style:text-properties style:font-name="Arial1" style:font-name-asian="Arial1" style:font-name-complex="Arial1"/>
    </style:style>
    <style:style style:name="ce8" style:family="table-cell" style:parent-style-name="Default" style:data-style-name="N38">
      <style:text-properties style:font-name="Arial1" style:font-name-asian="Arial1" style:font-name-complex="Arial1"/>
    </style:style>
    <style:style style:name="ce9" style:family="table-cell" style:parent-style-name="Default" style:data-style-name="N39">
      <style:text-properties style:font-name="Arial1" style:font-name-asian="Arial1" style:font-name-complex="Arial1"/>
    </style:style>
    <style:style style:name="ce10" style:family="table-cell" style:parent-style-name="Default" style:data-style-name="N37">
      <style:text-properties style:font-name="Arial1" style:font-name-asian="Arial1" style:font-name-complex="Arial1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 fo:background-color="transparent"/>
      <style:text-properties style:font-name="Arial1" style:font-name-asian="Arial1" style:font-name-complex="Arial1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3" style:family="table-cell" style:parent-style-name="Default" style:data-style-name="N38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4" style:family="table-cell" style:parent-style-name="Default" style:data-style-name="N39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5" style:family="table-cell" style:parent-style-name="Default" style:data-style-name="N37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000000"/>
      <style:text-properties style:font-name="Arial1" style:font-name-asian="Arial1" style:font-name-complex="Arial1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000000"/>
      <style:text-properties style:font-name="Arial1" style:font-name-asian="Arial1" style:font-name-complex="Arial1"/>
    </style:style>
    <style:style style:name="ce18" style:family="table-cell" style:parent-style-name="Normal_32_2" style:data-style-name="N37">
      <style:table-cell-properties fo:border-top="thin solid #000000" fo:border-bottom="thin solid #000000" fo:border-left="none" fo:border-right="none" style:vertical-align="automatic" fo:background-color="#000000"/>
      <style:text-properties style:font-name="Arial1" style:font-name-asian="Arial1" style:font-name-complex="Arial1"/>
    </style:style>
    <style:style style:name="ce19" style:family="table-cell" style:parent-style-name="V_237_rgula" style:data-style-name="N3">
      <style:table-cell-properties style:vertical-align="automatic" fo:background-color="transparent"/>
      <style:text-properties style:font-name="Arial1" style:font-name-asian="Arial1" style:font-name-complex="Arial1"/>
    </style:style>
    <style:style style:name="ce20" style:family="table-cell" style:parent-style-name="Default" style:data-style-name="N40">
      <style:text-properties style:font-name="Arial1" style:font-name-asian="Arial1" style:font-name-complex="Arial1"/>
    </style:style>
    <style:style style:name="ce21" style:family="table-cell" style:parent-style-name="V_237_rgula" style:data-style-name="N3">
      <style:table-cell-properties fo:border-top="none" fo:border-bottom="thin solid #000000" fo:border-left="none" fo:border-right="none" style:vertical-align="automatic" fo:background-color="transparent"/>
      <style:text-properties style:font-name="Arial1" style:font-name-asian="Arial1" style:font-name-complex="Arial1"/>
    </style:style>
    <style:style style:name="ce22" style:family="table-cell" style:parent-style-name="Default" style:data-style-name="N4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3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ce24" style:family="table-cell" style:parent-style-name="Default" style:data-style-name="N40">
      <style:table-cell-properties fo:background-color="transparent"/>
      <style:text-properties style:font-name="Arial1" style:font-name-asian="Arial1" style:font-name-complex="Arial1"/>
    </style:style>
    <style:style style:name="ce2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1" style:font-name-asian="Arial1" style:font-name-complex="Arial1"/>
    </style:style>
    <style:style style:name="ce26" style:family="table-cell" style:parent-style-name="Default" style:data-style-name="N40">
      <style:table-cell-properties fo:border-top="none" fo:border-bottom="thin solid #000000" fo:border-left="none" fo:border-right="none" fo:background-color="transparent"/>
      <style:text-properties style:font-name="Arial1" style:font-name-asian="Arial1" style:font-name-complex="Arial1"/>
    </style:style>
    <style:style style:name="ce27" style:family="table-cell" style:parent-style-name="Normal_32_2" style:data-style-name="N0">
      <style:table-cell-properties style:vertical-align="automatic" fo:background-color="#FFFFFF"/>
      <style:text-properties style:font-name="Arial1" style:font-name-asian="Arial1" style:font-name-complex="Arial1"/>
    </style:style>
    <style:style style:name="ce2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1" style:font-name-asian="Arial1" style:font-name-complex="Arial1"/>
    </style:style>
    <style:style style:name="ce29" style:family="table-cell" style:parent-style-name="Default" style:data-style-name="N36">
      <style:text-properties style:font-name="Arial" style:font-name-asian="Arial" style:font-name-complex="Arial"/>
    </style:style>
    <style:style style:name="ce30" style:family="table-cell" style:parent-style-name="Default" style:data-style-name="N36">
      <style:table-cell-properties fo:border-top="none" fo:border-bottom="thin solid #000000" fo:border-left="none" fo:border-right="none"/>
      <style:text-properties style:font-name="Arial" style:font-name-asian="Arial" style:font-name-complex="Arial"/>
    </style:style>
    <style:style style:name="ce31" style:family="table-cell" style:parent-style-name="Default" style:data-style-name="N37">
      <style:table-cell-properties fo:background-color="transparent"/>
      <style:text-properties style:font-name="Arial1" style:font-name-asian="Arial1" style:font-name-complex="Arial1"/>
    </style:style>
    <style:style style:name="ce32" style:family="table-cell" style:parent-style-name="Default" style:data-style-name="N37">
      <style:table-cell-properties fo:border-top="none" fo:border-bottom="thin solid #000000" fo:border-left="none" fo:border-right="none" fo:background-color="transparent"/>
      <style:text-properties style:font-name="Arial1" style:font-name-asian="Arial1" style:font-name-complex="Arial1"/>
    </style:style>
    <style:style style:name="ce33" style:family="table-cell" style:parent-style-name="Default" style:data-style-name="N36">
      <style:table-cell-properties fo:background-color="#FFFFFF"/>
      <style:text-properties style:font-name="Arial1" style:font-name-asian="Arial1" style:font-name-complex="Arial1"/>
    </style:style>
    <style:style style:name="ce34" style:family="table-cell" style:parent-style-name="Default" style:data-style-name="N38">
      <style:table-cell-properties fo:background-color="transparent"/>
      <style:text-properties style:font-name="Arial1" style:font-name-asian="Arial1" style:font-name-complex="Arial1"/>
    </style:style>
    <style:style style:name="ce35" style:family="table-cell" style:parent-style-name="Default" style:data-style-name="N36">
      <style:table-cell-properties fo:border-top="none" fo:border-bottom="thin solid #000000" fo:border-left="none" fo:border-right="none" fo:background-color="#FFFFFF"/>
      <style:text-properties style:font-name="Arial1" style:font-name-asian="Arial1" style:font-name-complex="Arial1"/>
    </style:style>
    <style:style style:name="ce36" style:family="table-cell" style:parent-style-name="Default" style:data-style-name="N38">
      <style:table-cell-properties fo:border-top="none" fo:border-bottom="thin solid #000000" fo:border-left="none" fo:border-right="none" fo:background-color="transparent"/>
      <style:text-properties style:font-name="Arial1" style:font-name-asian="Arial1" style:font-name-complex="Arial1"/>
    </style:style>
    <style:style style:name="ce37" style:family="table-cell" style:parent-style-name="V_237_rgula" style:data-style-name="N3">
      <style:table-cell-properties style:vertical-align="automatic" fo:background-color="transparent"/>
      <style:text-properties style:font-name="Arial" style:font-name-asian="Arial" style:font-name-complex="Arial"/>
    </style:style>
    <style:style style:name="ce38" style:family="table-cell" style:parent-style-name="V_237_rgula" style:data-style-name="N3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3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Arial1" style:font-name-asian="Arial1" style:font-name-complex="Arial1"/>
    </style:style>
    <style:style style:name="ce40" style:family="table-cell" style:parent-style-name="Default" style:data-style-name="N39">
      <style:table-cell-properties fo:background-color="transparent"/>
      <style:text-properties style:font-name="Arial1" style:font-name-asian="Arial1" style:font-name-complex="Arial1"/>
    </style:style>
    <style:style style:name="ce41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eA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41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42">
            <text:p>SERVIÇO: TV POR ASSINATUR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PERÍODO: JAN/14 a DEZ/14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FONTE: Relatórios do IDA gerados pela Superintendência de Relações com Consumidores<text:s/>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GRUPO ECONÔMICO</text:p>
          </table:table-cell>
          <table:table-cell office:value-type="string" table:style-name="ce5">
            <text:p>VARIÁVEL</text:p>
          </table:table-cell>
          <table:table-cell office:value-type="date" office:date-value="2014-01-01T00:00:00" table:style-name="ce6">
            <text:p>jan/14</text:p>
          </table:table-cell>
          <table:table-cell office:value-type="date" office:date-value="2014-02-01T00:00:00" table:style-name="ce6">
            <text:p>fev/14</text:p>
          </table:table-cell>
          <table:table-cell office:value-type="date" office:date-value="2014-03-01T00:00:00" table:style-name="ce6">
            <text:p>mar/14</text:p>
          </table:table-cell>
          <table:table-cell office:value-type="date" office:date-value="2014-04-01T00:00:00" table:style-name="ce6">
            <text:p>abr/14</text:p>
          </table:table-cell>
          <table:table-cell office:value-type="date" office:date-value="2014-05-01T00:00:00" table:style-name="ce6">
            <text:p>mai/14</text:p>
          </table:table-cell>
          <table:table-cell office:value-type="date" office:date-value="2014-06-01T00:00:00" table:style-name="ce6">
            <text:p>jun/14</text:p>
          </table:table-cell>
          <table:table-cell office:value-type="date" office:date-value="2014-07-01T00:00:00" table:style-name="ce6">
            <text:p>jul/14</text:p>
          </table:table-cell>
          <table:table-cell office:value-type="date" office:date-value="2014-08-01T00:00:00" table:style-name="ce6">
            <text:p>ago/14</text:p>
          </table:table-cell>
          <table:table-cell office:value-type="date" office:date-value="2014-09-01T00:00:00" table:style-name="ce6">
            <text:p>set/14</text:p>
          </table:table-cell>
          <table:table-cell office:value-type="date" office:date-value="2014-10-01T00:00:00" table:style-name="ce6">
            <text:p>out/14</text:p>
          </table:table-cell>
          <table:table-cell office:value-type="date" office:date-value="2014-11-01T00:00:00" table:style-name="ce6">
            <text:p>nov/14</text:p>
          </table:table-cell>
          <table:table-cell office:value-type="date" office:date-value="2014-12-01T00:00:00" table:style-name="ce6">
            <text:p>dez/14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82.278999999999996" table:style-name="ce2">
            <text:p>82,279</text:p>
          </table:table-cell>
          <table:table-cell office:value-type="float" office:value="84.681809233745099" table:style-name="ce8">
            <text:p>84,682</text:p>
          </table:table-cell>
          <table:table-cell office:value-type="float" office:value="100" table:style-name="ce8">
            <text:p>100,000</text:p>
          </table:table-cell>
          <table:table-cell office:value-type="float" office:value="99.356999999999999" table:style-name="ce8">
            <text:p>99,357</text:p>
          </table:table-cell>
          <table:table-cell office:value-type="float" office:value="96.137" table:style-name="ce8">
            <text:p>96,137</text:p>
          </table:table-cell>
          <table:table-cell office:value-type="float" office:value="94.798000000000002" table:style-name="ce2">
            <text:p>94,798</text:p>
          </table:table-cell>
          <table:table-cell office:value-type="float" office:value="85.281999999999996" table:style-name="ce2">
            <text:p>85,282</text:p>
          </table:table-cell>
          <table:table-cell office:value-type="float" office:value="86.98" table:style-name="ce9">
            <text:p>86,980</text:p>
          </table:table-cell>
          <table:table-cell office:value-type="float" office:value="91.328999999999994" table:style-name="ce2">
            <text:p>91,329</text:p>
          </table:table-cell>
          <table:table-cell office:value-type="float" office:value="94.203999999999994" table:style-name="ce2">
            <text:p>94,204</text:p>
          </table:table-cell>
          <table:table-cell office:value-type="float" office:value="95.837999999999994" table:style-name="ce2">
            <text:p>95,838</text:p>
          </table:table-cell>
          <table:table-cell office:value-type="float" office:value="98.888999999999996" table:style-name="ce2">
            <text:p>98,889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7.311999999999998" table:style-name="ce2">
            <text:p>97,312</text:p>
          </table:table-cell>
          <table:table-cell office:value-type="float" office:value="100" table:style-name="ce8">
            <text:p>100,000</text:p>
          </table:table-cell>
          <table:table-cell office:value-type="float" office:value="94.402985074626898" table:style-name="ce8">
            <text:p>94,403</text:p>
          </table:table-cell>
          <table:table-cell office:value-type="float" office:value="84.795000000000002" table:style-name="ce8">
            <text:p>84,795</text:p>
          </table:table-cell>
          <table:table-cell office:value-type="float" office:value="94.242999999999995" table:style-name="ce8">
            <text:p>94,243</text:p>
          </table:table-cell>
          <table:table-cell office:value-type="float" office:value="98.225999999999999" table:style-name="ce2">
            <text:p>98,226</text:p>
          </table:table-cell>
          <table:table-cell office:value-type="float" office:value="94.307000000000002" table:style-name="ce2">
            <text:p>94,307</text:p>
          </table:table-cell>
          <table:table-cell office:value-type="float" office:value="89.507999999999996" table:style-name="ce2">
            <text:p>89,508</text:p>
          </table:table-cell>
          <table:table-cell office:value-type="float" office:value="99.103999999999999" table:style-name="ce2">
            <text:p>99,104</text:p>
          </table:table-cell>
          <table:table-cell office:value-type="float" office:value="100" table:style-name="ce9">
            <text:p>100,000</text:p>
          </table:table-cell>
          <table:table-cell office:value-type="float" office:value="70.628" table:style-name="ce9">
            <text:p>70,628</text:p>
          </table:table-cell>
          <table:table-cell office:value-type="float" office:value="82.391999999999996" table:style-name="ce9">
            <text:p>82,392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65.986999999999995" table:style-name="ce2">
            <text:p>65,987</text:p>
          </table:table-cell>
          <table:table-cell office:value-type="float" office:value="69.868684037452397" table:style-name="ce8">
            <text:p>69,869</text:p>
          </table:table-cell>
          <table:table-cell office:value-type="float" office:value="70.658943769400594" table:style-name="ce8">
            <text:p>70,659</text:p>
          </table:table-cell>
          <table:table-cell office:value-type="float" office:value="73.587000000000003" table:style-name="ce8">
            <text:p>73,587</text:p>
          </table:table-cell>
          <table:table-cell office:value-type="float" office:value="79.882999999999996" table:style-name="ce8">
            <text:p>79,883</text:p>
          </table:table-cell>
          <table:table-cell office:value-type="float" office:value="87.5" table:style-name="ce9">
            <text:p>87,500</text:p>
          </table:table-cell>
          <table:table-cell office:value-type="float" office:value="74.748000000000005" table:style-name="ce2">
            <text:p>74,748</text:p>
          </table:table-cell>
          <table:table-cell office:value-type="float" office:value="78.426000000000002" table:style-name="ce2">
            <text:p>78,426</text:p>
          </table:table-cell>
          <table:table-cell office:value-type="float" office:value="77.540999999999997" table:style-name="ce2">
            <text:p>77,541</text:p>
          </table:table-cell>
          <table:table-cell office:value-type="float" office:value="80.504000000000005" table:style-name="ce2">
            <text:p>80,504</text:p>
          </table:table-cell>
          <table:table-cell office:value-type="float" office:value="76.006" table:style-name="ce2">
            <text:p>76,006</text:p>
          </table:table-cell>
          <table:table-cell office:value-type="float" office:value="79.308999999999997" table:style-name="ce2">
            <text:p>79,309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95.635999999999996" table:style-name="ce2">
            <text:p>95,636</text:p>
          </table:table-cell>
          <table:table-cell office:value-type="float" office:value="96.959724848685596" table:style-name="ce8">
            <text:p>96,960</text:p>
          </table:table-cell>
          <table:table-cell office:value-type="float" office:value="86.262128299592604" table:style-name="ce8">
            <text:p>86,262</text:p>
          </table:table-cell>
          <table:table-cell office:value-type="float" office:value="81.158000000000001" table:style-name="ce8">
            <text:p>81,158</text:p>
          </table:table-cell>
          <table:table-cell office:value-type="float" office:value="82.992000000000004" table:style-name="ce8">
            <text:p>82,992</text:p>
          </table:table-cell>
          <table:table-cell office:value-type="float" office:value="86.447999999999993" table:style-name="ce2">
            <text:p>86,448</text:p>
          </table:table-cell>
          <table:table-cell office:value-type="float" office:value="84.667000000000002" table:style-name="ce2">
            <text:p>84,667</text:p>
          </table:table-cell>
          <table:table-cell office:value-type="float" office:value="92.918000000000006" table:style-name="ce2">
            <text:p>92,918</text:p>
          </table:table-cell>
          <table:table-cell office:value-type="float" office:value="90.727999999999994" table:style-name="ce2">
            <text:p>90,728</text:p>
          </table:table-cell>
          <table:table-cell office:value-type="float" office:value="92.444999999999993" table:style-name="ce2">
            <text:p>92,445</text:p>
          </table:table-cell>
          <table:table-cell office:value-type="float" office:value="94.418999999999997" table:style-name="ce2">
            <text:p>94,419</text:p>
          </table:table-cell>
          <table:table-cell office:value-type="float" office:value="97.534999999999997" table:style-name="ce2">
            <text:p>97,535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55.829000000000001" table:style-name="ce2">
            <text:p>55,829</text:p>
          </table:table-cell>
          <table:table-cell office:value-type="float" office:value="70.967296622499106" table:style-name="ce8">
            <text:p>70,967</text:p>
          </table:table-cell>
          <table:table-cell office:value-type="float" office:value="84.906172115797901" table:style-name="ce8">
            <text:p>84,906</text:p>
          </table:table-cell>
          <table:table-cell office:value-type="float" office:value="80.350999999999999" table:style-name="ce8">
            <text:p>80,351</text:p>
          </table:table-cell>
          <table:table-cell office:value-type="float" office:value="62.067999999999998" table:style-name="ce8">
            <text:p>62,068</text:p>
          </table:table-cell>
          <table:table-cell office:value-type="float" office:value="76.126000000000005" table:style-name="ce2">
            <text:p>76,126</text:p>
          </table:table-cell>
          <table:table-cell office:value-type="float" office:value="62.341999999999999" table:style-name="ce2">
            <text:p>62,342</text:p>
          </table:table-cell>
          <table:table-cell office:value-type="float" office:value="69.942999999999998" table:style-name="ce2">
            <text:p>69,943</text:p>
          </table:table-cell>
          <table:table-cell office:value-type="float" office:value="63.115000000000002" table:style-name="ce2">
            <text:p>63,115</text:p>
          </table:table-cell>
          <table:table-cell office:value-type="float" office:value="64.262" table:style-name="ce2">
            <text:p>64,262</text:p>
          </table:table-cell>
          <table:table-cell office:value-type="float" office:value="68.667000000000002" table:style-name="ce2">
            <text:p>68,667</text:p>
          </table:table-cell>
          <table:table-cell office:value-type="float" office:value="84.769000000000005" table:style-name="ce2">
            <text:p>84,769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78.900999999999996" table:style-name="ce2">
            <text:p>78,901</text:p>
          </table:table-cell>
          <table:table-cell office:value-type="float" office:value="82.364062660883604" table:style-name="ce8">
            <text:p>82,364</text:p>
          </table:table-cell>
          <table:table-cell office:value-type="float" office:value="82.547463472964594" table:style-name="ce8">
            <text:p>82,547</text:p>
          </table:table-cell>
          <table:table-cell office:value-type="float" office:value="90.234999999999999" table:style-name="ce8">
            <text:p>90,235</text:p>
          </table:table-cell>
          <table:table-cell office:value-type="float" office:value="79.891000000000005" table:style-name="ce8">
            <text:p>79,891</text:p>
          </table:table-cell>
          <table:table-cell office:value-type="float" office:value="81.174000000000007" table:style-name="ce2">
            <text:p>81,174</text:p>
          </table:table-cell>
          <table:table-cell office:value-type="float" office:value="76.168999999999997" table:style-name="ce2">
            <text:p>76,169</text:p>
          </table:table-cell>
          <table:table-cell office:value-type="float" office:value="79.507999999999996" table:style-name="ce2">
            <text:p>79,508</text:p>
          </table:table-cell>
          <table:table-cell office:value-type="float" office:value="73.534999999999997" table:style-name="ce2">
            <text:p>73,535</text:p>
          </table:table-cell>
          <table:table-cell office:value-type="float" office:value="67.463999999999999" table:style-name="ce2">
            <text:p>67,464</text:p>
          </table:table-cell>
          <table:table-cell office:value-type="float" office:value="62.719000000000001" table:style-name="ce2">
            <text:p>62,719</text:p>
          </table:table-cell>
          <table:table-cell office:value-type="float" office:value="82.691000000000003" table:style-name="ce2">
            <text:p>82,691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7">
            <text:p>Indicador de Desempenho no Atendimento (IDA)</text:p>
          </table:table-cell>
          <table:table-cell office:value-type="float" office:value="59.289000000000001" table:style-name="ce2">
            <text:p>59,289</text:p>
          </table:table-cell>
          <table:table-cell office:value-type="float" office:value="63.522269310476702" table:style-name="ce8">
            <text:p>63,522</text:p>
          </table:table-cell>
          <table:table-cell office:value-type="float" office:value="80.691404461711699" table:style-name="ce8">
            <text:p>80,691</text:p>
          </table:table-cell>
          <table:table-cell office:value-type="float" office:value="82.745999999999995" table:style-name="ce8">
            <text:p>82,746</text:p>
          </table:table-cell>
          <table:table-cell office:value-type="float" office:value="77.984999999999999" table:style-name="ce8">
            <text:p>77,985</text:p>
          </table:table-cell>
          <table:table-cell office:value-type="float" office:value="61.905000000000001" table:style-name="ce2">
            <text:p>61,905</text:p>
          </table:table-cell>
          <table:table-cell office:value-type="float" office:value="64.070999999999998" table:style-name="ce2">
            <text:p>64,071</text:p>
          </table:table-cell>
          <table:table-cell office:value-type="float" office:value="61.621000000000002" table:style-name="ce2">
            <text:p>61,621</text:p>
          </table:table-cell>
          <table:table-cell office:value-type="float" office:value="47.771999999999998" table:style-name="ce2">
            <text:p>47,772</text:p>
          </table:table-cell>
          <table:table-cell office:value-type="float" office:value="63.917999999999999" table:style-name="ce2">
            <text:p>63,918</text:p>
          </table:table-cell>
          <table:table-cell office:value-type="float" office:value="69.349000000000004" table:style-name="ce2">
            <text:p>69,349</text:p>
          </table:table-cell>
          <table:table-cell office:value-type="float" office:value="69.95" table:style-name="ce10">
            <text:p>69,950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11">
            <text:p>Indicador de Desempenho no Atendimento (IDA)</text:p>
          </table:table-cell>
          <table:table-cell office:value-type="float" office:value="16.478000000000002" table:style-name="ce12">
            <text:p>16,478</text:p>
          </table:table-cell>
          <table:table-cell office:value-type="float" office:value="35.222109740629897" table:style-name="ce13">
            <text:p>35,222</text:p>
          </table:table-cell>
          <table:table-cell office:value-type="float" office:value="33.333625833625803" table:style-name="ce13">
            <text:p>33,334</text:p>
          </table:table-cell>
          <table:table-cell office:value-type="float" office:value="81.540999999999997" table:style-name="ce13">
            <text:p>81,541</text:p>
          </table:table-cell>
          <table:table-cell office:value-type="float" office:value="89.13" table:style-name="ce13">
            <text:p>89,130</text:p>
          </table:table-cell>
          <table:table-cell office:value-type="float" office:value="71.667000000000002" table:style-name="ce12">
            <text:p>71,667</text:p>
          </table:table-cell>
          <table:table-cell office:value-type="float" office:value="75.141000000000005" table:style-name="ce12">
            <text:p>75,141</text:p>
          </table:table-cell>
          <table:table-cell office:value-type="float" office:value="78.930000000000007" table:style-name="ce14">
            <text:p>78,930</text:p>
          </table:table-cell>
          <table:table-cell office:value-type="float" office:value="78.665999999999997" table:style-name="ce12">
            <text:p>78,666</text:p>
          </table:table-cell>
          <table:table-cell office:value-type="float" office:value="74.453999999999994" table:style-name="ce12">
            <text:p>74,454</text:p>
          </table:table-cell>
          <table:table-cell office:value-type="float" office:value="73.433999999999997" table:style-name="ce12">
            <text:p>73,434</text:p>
          </table:table-cell>
          <table:table-cell office:value-type="float" office:value="64.64" table:style-name="ce15">
            <text:p>64,640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3">
          <table:table-cell table:style-name="ce16"/>
          <table:table-cell table:style-name="ce17"/>
          <table:table-cell table:number-columns-repeated="12" table:style-name="ce18"/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7">
            <text:p>Quantidade de reclamações</text:p>
          </table:table-cell>
          <table:table-cell office:value-type="float" office:value="3739" table:style-name="ce19">
            <text:p>3.739</text:p>
          </table:table-cell>
          <table:table-cell office:value-type="float" office:value="3514" table:style-name="ce19">
            <text:p>3.514</text:p>
          </table:table-cell>
          <table:table-cell office:value-type="float" office:value="2350" table:style-name="ce19">
            <text:p>2.350</text:p>
          </table:table-cell>
          <table:table-cell office:value-type="float" office:value="2555" table:style-name="ce19">
            <text:p>2.555</text:p>
          </table:table-cell>
          <table:table-cell office:value-type="float" office:value="3337" table:style-name="ce19">
            <text:p>3.337</text:p>
          </table:table-cell>
          <table:table-cell office:value-type="float" office:value="3097" table:style-name="ce20">
            <text:p>3.097</text:p>
          </table:table-cell>
          <table:table-cell office:value-type="float" office:value="4676" table:style-name="ce20">
            <text:p>4.676</text:p>
          </table:table-cell>
          <table:table-cell office:value-type="float" office:value="4389" table:style-name="ce20">
            <text:p>4.389</text:p>
          </table:table-cell>
          <table:table-cell office:value-type="float" office:value="4631" table:style-name="ce2">
            <text:p>4631</text:p>
          </table:table-cell>
          <table:table-cell office:value-type="float" office:value="3913" table:style-name="ce20">
            <text:p>3.913</text:p>
          </table:table-cell>
          <table:table-cell office:value-type="float" office:value="3478" table:style-name="ce20">
            <text:p>3.478</text:p>
          </table:table-cell>
          <table:table-cell office:value-type="float" office:value="2443" table:style-name="ce20">
            <text:p>2.443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7">
            <text:p>Quantidade de reclamações</text:p>
          </table:table-cell>
          <table:table-cell office:value-type="float" office:value="112" table:style-name="ce19">
            <text:p>112</text:p>
          </table:table-cell>
          <table:table-cell office:value-type="float" office:value="79" table:style-name="ce19">
            <text:p>79</text:p>
          </table:table-cell>
          <table:table-cell office:value-type="float" office:value="67" table:style-name="ce19">
            <text:p>67</text:p>
          </table:table-cell>
          <table:table-cell office:value-type="float" office:value="57" table:style-name="ce19">
            <text:p>57</text:p>
          </table:table-cell>
          <table:table-cell office:value-type="float" office:value="76" table:style-name="ce19">
            <text:p>76</text:p>
          </table:table-cell>
          <table:table-cell office:value-type="float" office:value="102" table:style-name="ce20">
            <text:p>102</text:p>
          </table:table-cell>
          <table:table-cell office:value-type="float" office:value="133" table:style-name="ce20">
            <text:p>133</text:p>
          </table:table-cell>
          <table:table-cell office:value-type="float" office:value="83" table:style-name="ce20">
            <text:p>83</text:p>
          </table:table-cell>
          <table:table-cell office:value-type="float" office:value="89" table:style-name="ce2">
            <text:p>89</text:p>
          </table:table-cell>
          <table:table-cell office:value-type="float" office:value="57" table:style-name="ce20">
            <text:p>57</text:p>
          </table:table-cell>
          <table:table-cell office:value-type="float" office:value="61" table:style-name="ce20">
            <text:p>61</text:p>
          </table:table-cell>
          <table:table-cell office:value-type="float" office:value="31" table:style-name="ce20">
            <text:p>31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clamações</text:p>
          </table:table-cell>
          <table:table-cell office:value-type="float" office:value="1766" table:style-name="ce19">
            <text:p>1.766</text:p>
          </table:table-cell>
          <table:table-cell office:value-type="float" office:value="1538" table:style-name="ce19">
            <text:p>1.538</text:p>
          </table:table-cell>
          <table:table-cell office:value-type="float" office:value="1488" table:style-name="ce19">
            <text:p>1.488</text:p>
          </table:table-cell>
          <table:table-cell office:value-type="float" office:value="1516" table:style-name="ce19">
            <text:p>1.516</text:p>
          </table:table-cell>
          <table:table-cell office:value-type="float" office:value="1537" table:style-name="ce19">
            <text:p>1.537</text:p>
          </table:table-cell>
          <table:table-cell office:value-type="float" office:value="1169" table:style-name="ce20">
            <text:p>1.169</text:p>
          </table:table-cell>
          <table:table-cell office:value-type="float" office:value="1841" table:style-name="ce20">
            <text:p>1.841</text:p>
          </table:table-cell>
          <table:table-cell office:value-type="float" office:value="1685" table:style-name="ce20">
            <text:p>1.685</text:p>
          </table:table-cell>
          <table:table-cell office:value-type="float" office:value="1768" table:style-name="ce2">
            <text:p>1768</text:p>
          </table:table-cell>
          <table:table-cell office:value-type="float" office:value="1639" table:style-name="ce20">
            <text:p>1.639</text:p>
          </table:table-cell>
          <table:table-cell office:value-type="float" office:value="1636" table:style-name="ce20">
            <text:p>1.636</text:p>
          </table:table-cell>
          <table:table-cell office:value-type="float" office:value="1218" table:style-name="ce20">
            <text:p>1.218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clamações</text:p>
          </table:table-cell>
          <table:table-cell office:value-type="float" office:value="5699" table:style-name="ce19">
            <text:p>5.699</text:p>
          </table:table-cell>
          <table:table-cell office:value-type="float" office:value="5186" table:style-name="ce19">
            <text:p>5.186</text:p>
          </table:table-cell>
          <table:table-cell office:value-type="float" office:value="5045" table:style-name="ce19">
            <text:p>5.045</text:p>
          </table:table-cell>
          <table:table-cell office:value-type="float" office:value="5210" table:style-name="ce19">
            <text:p>5.210</text:p>
          </table:table-cell>
          <table:table-cell office:value-type="float" office:value="5968" table:style-name="ce19">
            <text:p>5.968</text:p>
          </table:table-cell>
          <table:table-cell office:value-type="float" office:value="5060" table:style-name="ce20">
            <text:p>5.060</text:p>
          </table:table-cell>
          <table:table-cell office:value-type="float" office:value="7916" table:style-name="ce20">
            <text:p>7.916</text:p>
          </table:table-cell>
          <table:table-cell office:value-type="float" office:value="7207" table:style-name="ce20">
            <text:p>7.207</text:p>
          </table:table-cell>
          <table:table-cell office:value-type="float" office:value="8166" table:style-name="ce2">
            <text:p>8166</text:p>
          </table:table-cell>
          <table:table-cell office:value-type="float" office:value="7406" table:style-name="ce20">
            <text:p>7.406</text:p>
          </table:table-cell>
          <table:table-cell office:value-type="float" office:value="6779" table:style-name="ce20">
            <text:p>6.779</text:p>
          </table:table-cell>
          <table:table-cell office:value-type="float" office:value="5476" table:style-name="ce20">
            <text:p>5.476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7">
            <text:p>Quantidade de reclamações</text:p>
          </table:table-cell>
          <table:table-cell office:value-type="float" office:value="2929" table:style-name="ce19">
            <text:p>2.929</text:p>
          </table:table-cell>
          <table:table-cell office:value-type="float" office:value="2098" table:style-name="ce19">
            <text:p>2.098</text:p>
          </table:table-cell>
          <table:table-cell office:value-type="float" office:value="1351" table:style-name="ce19">
            <text:p>1.351</text:p>
          </table:table-cell>
          <table:table-cell office:value-type="float" office:value="1623" table:style-name="ce19">
            <text:p>1.623</text:p>
          </table:table-cell>
          <table:table-cell office:value-type="float" office:value="2689" table:style-name="ce19">
            <text:p>2.689</text:p>
          </table:table-cell>
          <table:table-cell office:value-type="float" office:value="1952" table:style-name="ce20">
            <text:p>1.952</text:p>
          </table:table-cell>
          <table:table-cell office:value-type="float" office:value="2845" table:style-name="ce20">
            <text:p>2.845</text:p>
          </table:table-cell>
          <table:table-cell office:value-type="float" office:value="2511" table:style-name="ce20">
            <text:p>2.511</text:p>
          </table:table-cell>
          <table:table-cell office:value-type="float" office:value="3146" table:style-name="ce2">
            <text:p>3146</text:p>
          </table:table-cell>
          <table:table-cell office:value-type="float" office:value="3337" table:style-name="ce20">
            <text:p>3.337</text:p>
          </table:table-cell>
          <table:table-cell office:value-type="float" office:value="3237" table:style-name="ce20">
            <text:p>3.237</text:p>
          </table:table-cell>
          <table:table-cell office:value-type="float" office:value="2137" table:style-name="ce20">
            <text:p>2.137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clamações</text:p>
          </table:table-cell>
          <table:table-cell office:value-type="float" office:value="8360" table:style-name="ce19">
            <text:p>8.360</text:p>
          </table:table-cell>
          <table:table-cell office:value-type="float" office:value="7221" table:style-name="ce19">
            <text:p>7.221</text:p>
          </table:table-cell>
          <table:table-cell office:value-type="float" office:value="5219" table:style-name="ce19">
            <text:p>5.219</text:p>
          </table:table-cell>
          <table:table-cell office:value-type="float" office:value="4009" table:style-name="ce19">
            <text:p>4.009</text:p>
          </table:table-cell>
          <table:table-cell office:value-type="float" office:value="8942" table:style-name="ce19">
            <text:p>8.942</text:p>
          </table:table-cell>
          <table:table-cell office:value-type="float" office:value="10524" table:style-name="ce20">
            <text:p>10.524</text:p>
          </table:table-cell>
          <table:table-cell office:value-type="float" office:value="12351" table:style-name="ce20">
            <text:p>12.351</text:p>
          </table:table-cell>
          <table:table-cell office:value-type="float" office:value="11147" table:style-name="ce20">
            <text:p>11.147</text:p>
          </table:table-cell>
          <table:table-cell office:value-type="float" office:value="11921" table:style-name="ce2">
            <text:p>11921</text:p>
          </table:table-cell>
          <table:table-cell office:value-type="float" office:value="13488" table:style-name="ce20">
            <text:p>13.488</text:p>
          </table:table-cell>
          <table:table-cell office:value-type="float" office:value="12637" table:style-name="ce20">
            <text:p>12.637</text:p>
          </table:table-cell>
          <table:table-cell office:value-type="float" office:value="10017" table:style-name="ce20">
            <text:p>10.017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7">
            <text:p>Quantidade de reclamações</text:p>
          </table:table-cell>
          <table:table-cell office:value-type="float" office:value="1752" table:style-name="ce19">
            <text:p>1.752</text:p>
          </table:table-cell>
          <table:table-cell office:value-type="float" office:value="1581" table:style-name="ce19">
            <text:p>1.581</text:p>
          </table:table-cell>
          <table:table-cell office:value-type="float" office:value="1137" table:style-name="ce19">
            <text:p>1.137</text:p>
          </table:table-cell>
          <table:table-cell office:value-type="float" office:value="1167" table:style-name="ce19">
            <text:p>1.167</text:p>
          </table:table-cell>
          <table:table-cell office:value-type="float" office:value="1404" table:style-name="ce19">
            <text:p>1.404</text:p>
          </table:table-cell>
          <table:table-cell office:value-type="float" office:value="1901" table:style-name="ce20">
            <text:p>1.901</text:p>
          </table:table-cell>
          <table:table-cell office:value-type="float" office:value="2092" table:style-name="ce20">
            <text:p>2.092</text:p>
          </table:table-cell>
          <table:table-cell office:value-type="float" office:value="2248" table:style-name="ce20">
            <text:p>2.248</text:p>
          </table:table-cell>
          <table:table-cell office:value-type="float" office:value="2691" table:style-name="ce2">
            <text:p>2691</text:p>
          </table:table-cell>
          <table:table-cell office:value-type="float" office:value="1961" table:style-name="ce20">
            <text:p>1.961</text:p>
          </table:table-cell>
          <table:table-cell office:value-type="float" office:value="1728" table:style-name="ce20">
            <text:p>1.728</text:p>
          </table:table-cell>
          <table:table-cell office:value-type="float" office:value="1539" table:style-name="ce20">
            <text:p>1.539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11">
            <text:p>Quantidade de reclamações</text:p>
          </table:table-cell>
          <table:table-cell office:value-type="float" office:value="86" table:style-name="ce21">
            <text:p>86</text:p>
          </table:table-cell>
          <table:table-cell office:value-type="float" office:value="53" table:style-name="ce21">
            <text:p>53</text:p>
          </table:table-cell>
          <table:table-cell office:value-type="float" office:value="40" table:style-name="ce21">
            <text:p>40</text:p>
          </table:table-cell>
          <table:table-cell office:value-type="float" office:value="37" table:style-name="ce21">
            <text:p>37</text:p>
          </table:table-cell>
          <table:table-cell office:value-type="float" office:value="49" table:style-name="ce21">
            <text:p>49</text:p>
          </table:table-cell>
          <table:table-cell office:value-type="float" office:value="48" table:style-name="ce22">
            <text:p>48</text:p>
          </table:table-cell>
          <table:table-cell office:value-type="float" office:value="63" table:style-name="ce22">
            <text:p>63</text:p>
          </table:table-cell>
          <table:table-cell office:value-type="float" office:value="49" table:style-name="ce22">
            <text:p>49</text:p>
          </table:table-cell>
          <table:table-cell office:value-type="float" office:value="62" table:style-name="ce12">
            <text:p>62</text:p>
          </table:table-cell>
          <table:table-cell office:value-type="float" office:value="61" table:style-name="ce22">
            <text:p>61</text:p>
          </table:table-cell>
          <table:table-cell office:value-type="float" office:value="47" table:style-name="ce22">
            <text:p>47</text:p>
          </table:table-cell>
          <table:table-cell office:value-type="float" office:value="37" table:style-name="ce22">
            <text:p>37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23">
            <text:p>Quantidade de acessos em serviço</text:p>
          </table:table-cell>
          <table:table-cell office:value-type="float" office:value="3628564" table:style-name="ce19">
            <text:p>3.628.564</text:p>
          </table:table-cell>
          <table:table-cell office:value-type="float" office:value="3649996" table:style-name="ce19">
            <text:p>3.649.996</text:p>
          </table:table-cell>
          <table:table-cell office:value-type="float" office:value="3675225" table:style-name="ce19">
            <text:p>3.675.225</text:p>
          </table:table-cell>
          <table:table-cell office:value-type="float" office:value="3693371" table:style-name="ce19">
            <text:p>3.693.371</text:p>
          </table:table-cell>
          <table:table-cell office:value-type="float" office:value="3703340" table:style-name="ce19">
            <text:p>3.703.340</text:p>
          </table:table-cell>
          <table:table-cell office:value-type="float" office:value="3713564" table:style-name="ce20">
            <text:p>3.713.564</text:p>
          </table:table-cell>
          <table:table-cell office:value-type="float" office:value="3785131" table:style-name="ce24">
            <text:p>3.785.131</text:p>
          </table:table-cell>
          <table:table-cell office:value-type="float" office:value="3787873" table:style-name="ce20">
            <text:p>3.787.873</text:p>
          </table:table-cell>
          <table:table-cell office:value-type="float" office:value="3815860" table:style-name="ce2">
            <text:p>3815860</text:p>
          </table:table-cell>
          <table:table-cell office:value-type="float" office:value="3811186" table:style-name="ce20">
            <text:p>3.811.186</text:p>
          </table:table-cell>
          <table:table-cell office:value-type="float" office:value="3778252" table:style-name="ce20">
            <text:p>3.778.252</text:p>
          </table:table-cell>
          <table:table-cell office:value-type="float" office:value="3382716" table:style-name="ce20">
            <text:p>3.382.716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23">
            <text:p>Quantidade de acessos em serviço</text:p>
          </table:table-cell>
          <table:table-cell office:value-type="float" office:value="135802" table:style-name="ce19">
            <text:p>135.802</text:p>
          </table:table-cell>
          <table:table-cell office:value-type="float" office:value="135121" table:style-name="ce19">
            <text:p>135.121</text:p>
          </table:table-cell>
          <table:table-cell office:value-type="float" office:value="135146" table:style-name="ce19">
            <text:p>135.146</text:p>
          </table:table-cell>
          <table:table-cell office:value-type="float" office:value="134742" table:style-name="ce19">
            <text:p>134.742</text:p>
          </table:table-cell>
          <table:table-cell office:value-type="float" office:value="134481" table:style-name="ce19">
            <text:p>134.481</text:p>
          </table:table-cell>
          <table:table-cell office:value-type="float" office:value="133282" table:style-name="ce20">
            <text:p>133.282</text:p>
          </table:table-cell>
          <table:table-cell office:value-type="float" office:value="130390" table:style-name="ce20">
            <text:p>130.390</text:p>
          </table:table-cell>
          <table:table-cell office:value-type="float" office:value="127974" table:style-name="ce20">
            <text:p>127.974</text:p>
          </table:table-cell>
          <table:table-cell office:value-type="float" office:value="125668" table:style-name="ce2">
            <text:p>125668</text:p>
          </table:table-cell>
          <table:table-cell office:value-type="float" office:value="123693" table:style-name="ce20">
            <text:p>123.693</text:p>
          </table:table-cell>
          <table:table-cell office:value-type="float" office:value="122609" table:style-name="ce20">
            <text:p>122.609</text:p>
          </table:table-cell>
          <table:table-cell office:value-type="float" office:value="121279" table:style-name="ce20">
            <text:p>121.279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23">
            <text:p>Quantidade de acessos em serviço</text:p>
          </table:table-cell>
          <table:table-cell office:value-type="float" office:value="701546" table:style-name="ce19">
            <text:p>701.546</text:p>
          </table:table-cell>
          <table:table-cell office:value-type="float" office:value="717941" table:style-name="ce19">
            <text:p>717.941</text:p>
          </table:table-cell>
          <table:table-cell office:value-type="float" office:value="752965" table:style-name="ce19">
            <text:p>752.965</text:p>
          </table:table-cell>
          <table:table-cell office:value-type="float" office:value="776477" table:style-name="ce19">
            <text:p>776.477</text:p>
          </table:table-cell>
          <table:table-cell office:value-type="float" office:value="785137" table:style-name="ce19">
            <text:p>785.137</text:p>
          </table:table-cell>
          <table:table-cell office:value-type="float" office:value="799311" table:style-name="ce20">
            <text:p>799.311</text:p>
          </table:table-cell>
          <table:table-cell office:value-type="float" office:value="803448" table:style-name="ce20">
            <text:p>803.448</text:p>
          </table:table-cell>
          <table:table-cell office:value-type="float" office:value="821018" table:style-name="ce20">
            <text:p>821.018</text:p>
          </table:table-cell>
          <table:table-cell office:value-type="float" office:value="837977" table:style-name="ce2">
            <text:p>837977</text:p>
          </table:table-cell>
          <table:table-cell office:value-type="float" office:value="854879" table:style-name="ce20">
            <text:p>854.879</text:p>
          </table:table-cell>
          <table:table-cell office:value-type="float" office:value="870908" table:style-name="ce20">
            <text:p>870.908</text:p>
          </table:table-cell>
          <table:table-cell office:value-type="float" office:value="881859" table:style-name="ce20">
            <text:p>881.859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23">
            <text:p>Quantidade de acessos em serviço</text:p>
          </table:table-cell>
          <table:table-cell office:value-type="float" office:value="6104077" table:style-name="ce19">
            <text:p>6.104.077</text:p>
          </table:table-cell>
          <table:table-cell office:value-type="float" office:value="6118323" table:style-name="ce19">
            <text:p>6.118.323</text:p>
          </table:table-cell>
          <table:table-cell office:value-type="float" office:value="6173294" table:style-name="ce19">
            <text:p>6.173.294</text:p>
          </table:table-cell>
          <table:table-cell office:value-type="float" office:value="6260698" table:style-name="ce19">
            <text:p>6.260.698</text:p>
          </table:table-cell>
          <table:table-cell office:value-type="float" office:value="6332239" table:style-name="ce19">
            <text:p>6.332.239</text:p>
          </table:table-cell>
          <table:table-cell office:value-type="float" office:value="6392014" table:style-name="ce20">
            <text:p>6.392.014</text:p>
          </table:table-cell>
          <table:table-cell office:value-type="float" office:value="6463581" table:style-name="ce24">
            <text:p>6.463.581</text:p>
          </table:table-cell>
          <table:table-cell office:value-type="float" office:value="6490993" table:style-name="ce20">
            <text:p>6.490.993</text:p>
          </table:table-cell>
          <table:table-cell office:value-type="float" office:value="6518980" table:style-name="ce2">
            <text:p>6518980</text:p>
          </table:table-cell>
          <table:table-cell office:value-type="float" office:value="6490318" table:style-name="ce20">
            <text:p>6.490.318</text:p>
          </table:table-cell>
          <table:table-cell office:value-type="float" office:value="6693342" table:style-name="ce20">
            <text:p>6.693.342</text:p>
          </table:table-cell>
          <table:table-cell office:value-type="float" office:value="6758375" table:style-name="ce20">
            <text:p>6.758.375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23">
            <text:p>Quantidade de acessos em serviço</text:p>
          </table:table-cell>
          <table:table-cell office:value-type="float" office:value="831833" table:style-name="ce19">
            <text:p>831.833</text:p>
          </table:table-cell>
          <table:table-cell office:value-type="float" office:value="826920" table:style-name="ce19">
            <text:p>826.920</text:p>
          </table:table-cell>
          <table:table-cell office:value-type="float" office:value="828276" table:style-name="ce19">
            <text:p>828.276</text:p>
          </table:table-cell>
          <table:table-cell office:value-type="float" office:value="842173" table:style-name="ce19">
            <text:p>842.173</text:p>
          </table:table-cell>
          <table:table-cell office:value-type="float" office:value="863088" table:style-name="ce19">
            <text:p>863.088</text:p>
          </table:table-cell>
          <table:table-cell office:value-type="float" office:value="886554" table:style-name="ce20">
            <text:p>886.554</text:p>
          </table:table-cell>
          <table:table-cell office:value-type="float" office:value="918395" table:style-name="ce20">
            <text:p>918.395</text:p>
          </table:table-cell>
          <table:table-cell office:value-type="float" office:value="964395" table:style-name="ce20">
            <text:p>964.395</text:p>
          </table:table-cell>
          <table:table-cell office:value-type="float" office:value="1032314" table:style-name="ce2">
            <text:p>1032314</text:p>
          </table:table-cell>
          <table:table-cell office:value-type="float" office:value="1122458" table:style-name="ce20">
            <text:p>1.122.458</text:p>
          </table:table-cell>
          <table:table-cell office:value-type="float" office:value="1204860" table:style-name="ce20">
            <text:p>1.204.860</text:p>
          </table:table-cell>
          <table:table-cell office:value-type="float" office:value="1303024" table:style-name="ce20">
            <text:p>1.303.024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23">
            <text:p>Quantidade de acessos em serviço</text:p>
          </table:table-cell>
          <table:table-cell office:value-type="float" office:value="5417101" table:style-name="ce19">
            <text:p>5.417.101</text:p>
          </table:table-cell>
          <table:table-cell office:value-type="float" office:value="5441508" table:style-name="ce19">
            <text:p>5.441.508</text:p>
          </table:table-cell>
          <table:table-cell office:value-type="float" office:value="5480346" table:style-name="ce19">
            <text:p>5.480.346</text:p>
          </table:table-cell>
          <table:table-cell office:value-type="float" office:value="5510447" table:style-name="ce19">
            <text:p>5.510.447</text:p>
          </table:table-cell>
          <table:table-cell office:value-type="float" office:value="5578809" table:style-name="ce19">
            <text:p>5.578.809</text:p>
          </table:table-cell>
          <table:table-cell office:value-type="float" office:value="5616713" table:style-name="ce20">
            <text:p>5.616.713</text:p>
          </table:table-cell>
          <table:table-cell office:value-type="float" office:value="5616642" table:style-name="ce24">
            <text:p>5.616.642</text:p>
          </table:table-cell>
          <table:table-cell office:value-type="float" office:value="5624174" table:style-name="ce20">
            <text:p>5.624.174</text:p>
          </table:table-cell>
          <table:table-cell office:value-type="float" office:value="5644275" table:style-name="ce2">
            <text:p>5644275</text:p>
          </table:table-cell>
          <table:table-cell office:value-type="float" office:value="5653772" table:style-name="ce20">
            <text:p>5.653.772</text:p>
          </table:table-cell>
          <table:table-cell office:value-type="float" office:value="5643299" table:style-name="ce20">
            <text:p>5.643.299</text:p>
          </table:table-cell>
          <table:table-cell office:value-type="float" office:value="5643193" table:style-name="ce20">
            <text:p>5.643.193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23">
            <text:p>Quantidade de acessos em serviço</text:p>
          </table:table-cell>
          <table:table-cell office:value-type="float" office:value="591509" table:style-name="ce19">
            <text:p>591.509</text:p>
          </table:table-cell>
          <table:table-cell office:value-type="float" office:value="594374" table:style-name="ce19">
            <text:p>594.374</text:p>
          </table:table-cell>
          <table:table-cell office:value-type="float" office:value="596832" table:style-name="ce19">
            <text:p>596.832</text:p>
          </table:table-cell>
          <table:table-cell office:value-type="float" office:value="658772" table:style-name="ce19">
            <text:p>658.772</text:p>
          </table:table-cell>
          <table:table-cell office:value-type="float" office:value="674678" table:style-name="ce19">
            <text:p>674.678</text:p>
          </table:table-cell>
          <table:table-cell office:value-type="float" office:value="687810" table:style-name="ce20">
            <text:p>687.810</text:p>
          </table:table-cell>
          <table:table-cell office:value-type="float" office:value="700747" table:style-name="ce24">
            <text:p>700.747</text:p>
          </table:table-cell>
          <table:table-cell office:value-type="float" office:value="714865" table:style-name="ce20">
            <text:p>714.865</text:p>
          </table:table-cell>
          <table:table-cell office:value-type="float" office:value="726619" table:style-name="ce2">
            <text:p>726619</text:p>
          </table:table-cell>
          <table:table-cell office:value-type="float" office:value="747591" table:style-name="ce20">
            <text:p>747.591</text:p>
          </table:table-cell>
          <table:table-cell office:value-type="float" office:value="759992" table:style-name="ce20">
            <text:p>759.992</text:p>
          </table:table-cell>
          <table:table-cell office:value-type="float" office:value="770247" table:style-name="ce20">
            <text:p>770.247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25">
            <text:p>Quantidade de acessos em serviço</text:p>
          </table:table-cell>
          <table:table-cell office:value-type="float" office:value="158082" table:style-name="ce21">
            <text:p>158.082</text:p>
          </table:table-cell>
          <table:table-cell office:value-type="float" office:value="158346" table:style-name="ce21">
            <text:p>158.346</text:p>
          </table:table-cell>
          <table:table-cell office:value-type="float" office:value="158924" table:style-name="ce21">
            <text:p>158.924</text:p>
          </table:table-cell>
          <table:table-cell office:value-type="float" office:value="159772" table:style-name="ce21">
            <text:p>159.772</text:p>
          </table:table-cell>
          <table:table-cell office:value-type="float" office:value="159571" table:style-name="ce21">
            <text:p>159.571</text:p>
          </table:table-cell>
          <table:table-cell office:value-type="float" office:value="159195" table:style-name="ce22">
            <text:p>159.195</text:p>
          </table:table-cell>
          <table:table-cell office:value-type="float" office:value="158655" table:style-name="ce26">
            <text:p>158.655</text:p>
          </table:table-cell>
          <table:table-cell office:value-type="float" office:value="157096" table:style-name="ce22">
            <text:p>157.096</text:p>
          </table:table-cell>
          <table:table-cell office:value-type="float" office:value="155916" table:style-name="ce12">
            <text:p>155916</text:p>
          </table:table-cell>
          <table:table-cell office:value-type="float" office:value="155422" table:style-name="ce22">
            <text:p>155.422</text:p>
          </table:table-cell>
          <table:table-cell office:value-type="float" office:value="155231" table:style-name="ce22">
            <text:p>155.231</text:p>
          </table:table-cell>
          <table:table-cell office:value-type="float" office:value="153606" table:style-name="ce22">
            <text:p>153.606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7">
            <text:p>Índice de Reclamações</text:p>
          </table:table-cell>
          <table:table-cell office:value-type="float" office:value="1.03" table:style-name="ce9">
            <text:p>1,030</text:p>
          </table:table-cell>
          <table:table-cell office:value-type="float" office:value="0.96274078108578798" table:style-name="ce8">
            <text:p>0,963</text:p>
          </table:table-cell>
          <table:table-cell office:value-type="float" office:value="0.63941663435572005" table:style-name="ce8">
            <text:p>0,639</text:p>
          </table:table-cell>
          <table:table-cell office:value-type="float" office:value="0.69199999999999995" table:style-name="ce8">
            <text:p>0,692</text:p>
          </table:table-cell>
          <table:table-cell office:value-type="float" office:value="0.90100000000000002" table:style-name="ce8">
            <text:p>0,901</text:p>
          </table:table-cell>
          <table:table-cell office:value-type="float" office:value="0.83399999999999996" table:style-name="ce2">
            <text:p>0,834</text:p>
          </table:table-cell>
          <table:table-cell office:value-type="float" office:value="1.2350000000000001" table:style-name="ce7">
            <text:p>1,235</text:p>
          </table:table-cell>
          <table:table-cell office:value-type="float" office:value="1.159" table:style-name="ce2">
            <text:p>1,159</text:p>
          </table:table-cell>
          <table:table-cell office:value-type="float" office:value="1.214" table:style-name="ce2">
            <text:p>1,214</text:p>
          </table:table-cell>
          <table:table-cell office:value-type="float" office:value="1.0269999999999999" table:style-name="ce2">
            <text:p>1,027</text:p>
          </table:table-cell>
          <table:table-cell office:value-type="float" office:value="0.92100000000000004" table:style-name="ce2">
            <text:p>0,921</text:p>
          </table:table-cell>
          <table:table-cell office:value-type="float" office:value="0.72199999999999998" table:style-name="ce10">
            <text:p>0,722</text:p>
          </table:table-cell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7">
            <text:p>Índice de Reclamações</text:p>
          </table:table-cell>
          <table:table-cell office:value-type="float" office:value="0.82499999999999996" table:style-name="ce2">
            <text:p>0,825</text:p>
          </table:table-cell>
          <table:table-cell office:value-type="float" office:value="0.58466115555687104" table:style-name="ce8">
            <text:p>0,585</text:p>
          </table:table-cell>
          <table:table-cell office:value-type="float" office:value="0.49576014088467302" table:style-name="ce8">
            <text:p>0,496</text:p>
          </table:table-cell>
          <table:table-cell office:value-type="float" office:value="0.42299999999999999" table:style-name="ce8">
            <text:p>0,423</text:p>
          </table:table-cell>
          <table:table-cell office:value-type="float" office:value="0.56499999999999995" table:style-name="ce8">
            <text:p>0,565</text:p>
          </table:table-cell>
          <table:table-cell office:value-type="float" office:value="0.76500000000000001" table:style-name="ce2">
            <text:p>0,765</text:p>
          </table:table-cell>
          <table:table-cell office:value-type="float" office:value="1.02" table:style-name="ce9">
            <text:p>1,020</text:p>
          </table:table-cell>
          <table:table-cell office:value-type="float" office:value="0.64900000000000002" table:style-name="ce2">
            <text:p>0,649</text:p>
          </table:table-cell>
          <table:table-cell office:value-type="float" office:value="0.70799999999999996" table:style-name="ce2">
            <text:p>0,708</text:p>
          </table:table-cell>
          <table:table-cell office:value-type="float" office:value="0.46100000000000002" table:style-name="ce2">
            <text:p>0,461</text:p>
          </table:table-cell>
          <table:table-cell office:value-type="float" office:value="0.498" table:style-name="ce2">
            <text:p>0,498</text:p>
          </table:table-cell>
          <table:table-cell office:value-type="float" office:value="0.25600000000000001" table:style-name="ce10">
            <text:p>0,256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Índice de Reclamações</text:p>
          </table:table-cell>
          <table:table-cell office:value-type="float" office:value="2.5169999999999999" table:style-name="ce2">
            <text:p>2,517</text:p>
          </table:table-cell>
          <table:table-cell office:value-type="float" office:value="2.1422373147654201" table:style-name="ce8">
            <text:p>2,142</text:p>
          </table:table-cell>
          <table:table-cell office:value-type="float" office:value="1.97618747219326" table:style-name="ce8">
            <text:p>1,976</text:p>
          </table:table-cell>
          <table:table-cell office:value-type="float" office:value="1.952" table:style-name="ce8">
            <text:p>1,952</text:p>
          </table:table-cell>
          <table:table-cell office:value-type="float" office:value="1.958" table:style-name="ce8">
            <text:p>1,958</text:p>
          </table:table-cell>
          <table:table-cell office:value-type="float" office:value="1.4630000000000001" table:style-name="ce2">
            <text:p>1,463</text:p>
          </table:table-cell>
          <table:table-cell office:value-type="float" office:value="2.2909999999999999" table:style-name="ce2">
            <text:p>2,291</text:p>
          </table:table-cell>
          <table:table-cell office:value-type="float" office:value="2.052" table:style-name="ce2">
            <text:p>2,052</text:p>
          </table:table-cell>
          <table:table-cell office:value-type="float" office:value="2.11" table:style-name="ce9">
            <text:p>2,110</text:p>
          </table:table-cell>
          <table:table-cell office:value-type="float" office:value="1.917" table:style-name="ce2">
            <text:p>1,917</text:p>
          </table:table-cell>
          <table:table-cell office:value-type="float" office:value="1.8779999999999999" table:style-name="ce2">
            <text:p>1,878</text:p>
          </table:table-cell>
          <table:table-cell office:value-type="float" office:value="1.381" table:style-name="ce10">
            <text:p>1,381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Índice de Reclamações</text:p>
          </table:table-cell>
          <table:table-cell office:value-type="float" office:value="0.93400000000000005" table:style-name="ce2">
            <text:p>0,934</text:p>
          </table:table-cell>
          <table:table-cell office:value-type="float" office:value="0.84761788483543599" table:style-name="ce8">
            <text:p>0,848</text:p>
          </table:table-cell>
          <table:table-cell office:value-type="float" office:value="0.81722982900215002" table:style-name="ce8">
            <text:p>0,817</text:p>
          </table:table-cell>
          <table:table-cell office:value-type="float" office:value="0.83199999999999996" table:style-name="ce8">
            <text:p>0,832</text:p>
          </table:table-cell>
          <table:table-cell office:value-type="float" office:value="0.94199999999999995" table:style-name="ce8">
            <text:p>0,942</text:p>
          </table:table-cell>
          <table:table-cell office:value-type="float" office:value="0.79200000000000004" table:style-name="ce2">
            <text:p>0,792</text:p>
          </table:table-cell>
          <table:table-cell office:value-type="float" office:value="1.2250000000000001" table:style-name="ce2">
            <text:p>1,225</text:p>
          </table:table-cell>
          <table:table-cell office:value-type="float" office:value="1.1100000000000001" table:style-name="ce9">
            <text:p>1,110</text:p>
          </table:table-cell>
          <table:table-cell office:value-type="float" office:value="1.2529999999999999" table:style-name="ce2">
            <text:p>1,253</text:p>
          </table:table-cell>
          <table:table-cell office:value-type="float" office:value="1.141" table:style-name="ce2">
            <text:p>1,141</text:p>
          </table:table-cell>
          <table:table-cell office:value-type="float" office:value="1.0129999999999999" table:style-name="ce2">
            <text:p>1,013</text:p>
          </table:table-cell>
          <table:table-cell office:value-type="float" office:value="0.81" table:style-name="ce10">
            <text:p>0,810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7">
            <text:p>Índice de Reclamações</text:p>
          </table:table-cell>
          <table:table-cell office:value-type="float" office:value="3.5209999999999999" table:style-name="ce2">
            <text:p>3,521</text:p>
          </table:table-cell>
          <table:table-cell office:value-type="float" office:value="2.5371257195375598" table:style-name="ce8">
            <text:p>2,537</text:p>
          </table:table-cell>
          <table:table-cell office:value-type="float" office:value="1.63109881247314" table:style-name="ce8">
            <text:p>1,631</text:p>
          </table:table-cell>
          <table:table-cell office:value-type="float" office:value="1.927" table:style-name="ce8">
            <text:p>1,927</text:p>
          </table:table-cell>
          <table:table-cell office:value-type="float" office:value="3.1160000000000001" table:style-name="ce8">
            <text:p>3,116</text:p>
          </table:table-cell>
          <table:table-cell office:value-type="float" office:value="2.202" table:style-name="ce2">
            <text:p>2,202</text:p>
          </table:table-cell>
          <table:table-cell office:value-type="float" office:value="3.0979999999999999" table:style-name="ce2">
            <text:p>3,098</text:p>
          </table:table-cell>
          <table:table-cell office:value-type="float" office:value="2.6040000000000001" table:style-name="ce2">
            <text:p>2,604</text:p>
          </table:table-cell>
          <table:table-cell office:value-type="float" office:value="3.048" table:style-name="ce2">
            <text:p>3,048</text:p>
          </table:table-cell>
          <table:table-cell office:value-type="float" office:value="2.9729999999999999" table:style-name="ce2">
            <text:p>2,973</text:p>
          </table:table-cell>
          <table:table-cell office:value-type="float" office:value="2.6869999999999998" table:style-name="ce2">
            <text:p>2,687</text:p>
          </table:table-cell>
          <table:table-cell office:value-type="float" office:value="1.64" table:style-name="ce10">
            <text:p>1,640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Índice de Reclamações</text:p>
          </table:table-cell>
          <table:table-cell office:value-type="float" office:value="1.5429999999999999" table:style-name="ce2">
            <text:p>1,543</text:p>
          </table:table-cell>
          <table:table-cell office:value-type="float" office:value="1.3270218476201801" table:style-name="ce8">
            <text:p>1,327</text:p>
          </table:table-cell>
          <table:table-cell office:value-type="float" office:value="0.95231213503672896" table:style-name="ce8">
            <text:p>0,952</text:p>
          </table:table-cell>
          <table:table-cell office:value-type="float" office:value="0.72799999999999998" table:style-name="ce8">
            <text:p>0,728</text:p>
          </table:table-cell>
          <table:table-cell office:value-type="float" office:value="1.603" table:style-name="ce8">
            <text:p>1,603</text:p>
          </table:table-cell>
          <table:table-cell office:value-type="float" office:value="1.8740000000000001" table:style-name="ce2">
            <text:p>1,874</text:p>
          </table:table-cell>
          <table:table-cell office:value-type="float" office:value="2.1989999999999998" table:style-name="ce2">
            <text:p>2,199</text:p>
          </table:table-cell>
          <table:table-cell office:value-type="float" office:value="1.982" table:style-name="ce2">
            <text:p>1,982</text:p>
          </table:table-cell>
          <table:table-cell office:value-type="float" office:value="2.1120000000000001" table:style-name="ce2">
            <text:p>2,112</text:p>
          </table:table-cell>
          <table:table-cell office:value-type="float" office:value="2.3860000000000001" table:style-name="ce2">
            <text:p>2,386</text:p>
          </table:table-cell>
          <table:table-cell office:value-type="float" office:value="2.2389999999999999" table:style-name="ce2">
            <text:p>2,239</text:p>
          </table:table-cell>
          <table:table-cell office:value-type="float" office:value="1.7749999999999999" table:style-name="ce10">
            <text:p>1,775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7">
            <text:p>Índice de Reclamações</text:p>
          </table:table-cell>
          <table:table-cell office:value-type="float" office:value="2.9620000000000002" table:style-name="ce2">
            <text:p>2,962</text:p>
          </table:table-cell>
          <table:table-cell office:value-type="float" office:value="2.6599413837079" table:style-name="ce8">
            <text:p>2,660</text:p>
          </table:table-cell>
          <table:table-cell office:value-type="float" office:value="1.9050587099887399" table:style-name="ce8">
            <text:p>1,905</text:p>
          </table:table-cell>
          <table:table-cell office:value-type="float" office:value="1.7709999999999999" table:style-name="ce8">
            <text:p>1,771</text:p>
          </table:table-cell>
          <table:table-cell office:value-type="float" office:value="2.081" table:style-name="ce8">
            <text:p>2,081</text:p>
          </table:table-cell>
          <table:table-cell office:value-type="float" office:value="2.7639999999999998" table:style-name="ce2">
            <text:p>2,764</text:p>
          </table:table-cell>
          <table:table-cell office:value-type="float" office:value="2.9849999999999999" table:style-name="ce2">
            <text:p>2,985</text:p>
          </table:table-cell>
          <table:table-cell office:value-type="float" office:value="3.145" table:style-name="ce2">
            <text:p>3,145</text:p>
          </table:table-cell>
          <table:table-cell office:value-type="float" office:value="3.7029999999999998" table:style-name="ce2">
            <text:p>3,703</text:p>
          </table:table-cell>
          <table:table-cell office:value-type="float" office:value="2.62" table:style-name="ce2">
            <text:p>2,62</text:p>
          </table:table-cell>
          <table:table-cell office:value-type="float" office:value="2.274" table:style-name="ce2">
            <text:p>2,274</text:p>
          </table:table-cell>
          <table:table-cell office:value-type="float" office:value="1.998" table:style-name="ce10">
            <text:p>1,998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11">
            <text:p>Índice de Reclamações</text:p>
          </table:table-cell>
          <table:table-cell office:value-type="float" office:value="0.54400000000000004" table:style-name="ce12">
            <text:p>0,544</text:p>
          </table:table-cell>
          <table:table-cell office:value-type="float" office:value="0.33471006530003899" table:style-name="ce13">
            <text:p>0,335</text:p>
          </table:table-cell>
          <table:table-cell office:value-type="float" office:value="0.25169263295663302" table:style-name="ce13">
            <text:p>0,252</text:p>
          </table:table-cell>
          <table:table-cell office:value-type="float" office:value="0.23200000000000001" table:style-name="ce13">
            <text:p>0,232</text:p>
          </table:table-cell>
          <table:table-cell office:value-type="float" office:value="0.307" table:style-name="ce13">
            <text:p>0,307</text:p>
          </table:table-cell>
          <table:table-cell office:value-type="float" office:value="0.30199999999999999" table:style-name="ce12">
            <text:p>0,302</text:p>
          </table:table-cell>
          <table:table-cell office:value-type="float" office:value="0.39700000000000002" table:style-name="ce12">
            <text:p>0,397</text:p>
          </table:table-cell>
          <table:table-cell office:value-type="float" office:value="0.312" table:style-name="ce12">
            <text:p>0,312</text:p>
          </table:table-cell>
          <table:table-cell office:value-type="float" office:value="0.39800000000000002" table:style-name="ce12">
            <text:p>0,398</text:p>
          </table:table-cell>
          <table:table-cell office:value-type="float" office:value="0.39200000000000002" table:style-name="ce12">
            <text:p>0,392</text:p>
          </table:table-cell>
          <table:table-cell office:value-type="float" office:value="0.30299999999999999" table:style-name="ce12">
            <text:p>0,303</text:p>
          </table:table-cell>
          <table:table-cell office:value-type="float" office:value="0.24099999999999999" table:style-name="ce15">
            <text:p>0,241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table:style-name="ce16"/>
          <table:table-cell table:style-name="ce17"/>
          <table:table-cell table:number-columns-repeated="12" table:style-name="ce18"/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27">
            <text:p>Quantidade de resolvidas</text:p>
          </table:table-cell>
          <table:table-cell office:value-type="float" office:value="3246" table:style-name="ce19">
            <text:p>3.246</text:p>
          </table:table-cell>
          <table:table-cell office:value-type="float" office:value="3516" table:style-name="ce19">
            <text:p>3.516</text:p>
          </table:table-cell>
          <table:table-cell office:value-type="float" office:value="2227" table:style-name="ce19">
            <text:p>2.227</text:p>
          </table:table-cell>
          <table:table-cell office:value-type="float" office:value="2406" table:style-name="ce19">
            <text:p>2.406</text:p>
          </table:table-cell>
          <table:table-cell office:value-type="float" office:value="3179" table:style-name="ce19">
            <text:p>3.179</text:p>
          </table:table-cell>
          <table:table-cell office:value-type="float" office:value="2944" table:style-name="ce19">
            <text:p>2.944</text:p>
          </table:table-cell>
          <table:table-cell office:value-type="float" office:value="4322" table:style-name="ce19">
            <text:p>4.322</text:p>
          </table:table-cell>
          <table:table-cell office:value-type="float" office:value="4260" table:style-name="ce19">
            <text:p>4.260</text:p>
          </table:table-cell>
          <table:table-cell office:value-type="float" office:value="4480" table:style-name="ce19">
            <text:p>4.480</text:p>
          </table:table-cell>
          <table:table-cell office:value-type="float" office:value="3692" table:style-name="ce19">
            <text:p>3.692</text:p>
          </table:table-cell>
          <table:table-cell office:value-type="float" office:value="3228" table:style-name="ce19">
            <text:p>3.228</text:p>
          </table:table-cell>
          <table:table-cell office:value-type="float" office:value="2381" table:style-name="ce19">
            <text:p>2.381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27">
            <text:p>Quantidade de resolvidas</text:p>
          </table:table-cell>
          <table:table-cell office:value-type="float" office:value="112" table:style-name="ce19">
            <text:p>112</text:p>
          </table:table-cell>
          <table:table-cell office:value-type="float" office:value="79" table:style-name="ce19">
            <text:p>79</text:p>
          </table:table-cell>
          <table:table-cell office:value-type="float" office:value="67" table:style-name="ce19">
            <text:p>67</text:p>
          </table:table-cell>
          <table:table-cell office:value-type="float" office:value="57" table:style-name="ce19">
            <text:p>57</text:p>
          </table:table-cell>
          <table:table-cell office:value-type="float" office:value="76" table:style-name="ce19">
            <text:p>76</text:p>
          </table:table-cell>
          <table:table-cell office:value-type="float" office:value="98" table:style-name="ce19">
            <text:p>98</text:p>
          </table:table-cell>
          <table:table-cell office:value-type="float" office:value="133" table:style-name="ce19">
            <text:p>133</text:p>
          </table:table-cell>
          <table:table-cell office:value-type="float" office:value="83" table:style-name="ce19">
            <text:p>83</text:p>
          </table:table-cell>
          <table:table-cell office:value-type="float" office:value="89" table:style-name="ce19">
            <text:p>89</text:p>
          </table:table-cell>
          <table:table-cell office:value-type="float" office:value="57" table:style-name="ce19">
            <text:p>57</text:p>
          </table:table-cell>
          <table:table-cell office:value-type="float" office:value="61" table:style-name="ce19">
            <text:p>61</text:p>
          </table:table-cell>
          <table:table-cell office:value-type="float" office:value="31" table:style-name="ce19">
            <text:p>31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27">
            <text:p>Quantidade de resolvidas</text:p>
          </table:table-cell>
          <table:table-cell office:value-type="float" office:value="1755" table:style-name="ce19">
            <text:p>1.755</text:p>
          </table:table-cell>
          <table:table-cell office:value-type="float" office:value="1470" table:style-name="ce19">
            <text:p>1.470</text:p>
          </table:table-cell>
          <table:table-cell office:value-type="float" office:value="1424" table:style-name="ce19">
            <text:p>1.424</text:p>
          </table:table-cell>
          <table:table-cell office:value-type="float" office:value="1384" table:style-name="ce19">
            <text:p>1.384</text:p>
          </table:table-cell>
          <table:table-cell office:value-type="float" office:value="1528" table:style-name="ce19">
            <text:p>1.528</text:p>
          </table:table-cell>
          <table:table-cell office:value-type="float" office:value="1150" table:style-name="ce19">
            <text:p>1.150</text:p>
          </table:table-cell>
          <table:table-cell office:value-type="float" office:value="1738" table:style-name="ce19">
            <text:p>1.738</text:p>
          </table:table-cell>
          <table:table-cell office:value-type="float" office:value="1665" table:style-name="ce19">
            <text:p>1.665</text:p>
          </table:table-cell>
          <table:table-cell office:value-type="float" office:value="1742" table:style-name="ce19">
            <text:p>1.742</text:p>
          </table:table-cell>
          <table:table-cell office:value-type="float" office:value="1601" table:style-name="ce19">
            <text:p>1.601</text:p>
          </table:table-cell>
          <table:table-cell office:value-type="float" office:value="1609" table:style-name="ce19">
            <text:p>1.609</text:p>
          </table:table-cell>
          <table:table-cell office:value-type="float" office:value="1093" table:style-name="ce19">
            <text:p>1.093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27">
            <text:p>Quantidade de resolvidas</text:p>
          </table:table-cell>
          <table:table-cell office:value-type="float" office:value="5528" table:style-name="ce19">
            <text:p>5.528</text:p>
          </table:table-cell>
          <table:table-cell office:value-type="float" office:value="5074" table:style-name="ce19">
            <text:p>5.074</text:p>
          </table:table-cell>
          <table:table-cell office:value-type="float" office:value="4970" table:style-name="ce19">
            <text:p>4.970</text:p>
          </table:table-cell>
          <table:table-cell office:value-type="float" office:value="4764" table:style-name="ce19">
            <text:p>4.764</text:p>
          </table:table-cell>
          <table:table-cell office:value-type="float" office:value="5929" table:style-name="ce19">
            <text:p>5.929</text:p>
          </table:table-cell>
          <table:table-cell office:value-type="float" office:value="5011" table:style-name="ce19">
            <text:p>5.011</text:p>
          </table:table-cell>
          <table:table-cell office:value-type="float" office:value="7828" table:style-name="ce19">
            <text:p>7.828</text:p>
          </table:table-cell>
          <table:table-cell office:value-type="float" office:value="7162" table:style-name="ce19">
            <text:p>7.162</text:p>
          </table:table-cell>
          <table:table-cell office:value-type="float" office:value="8155" table:style-name="ce19">
            <text:p>8.155</text:p>
          </table:table-cell>
          <table:table-cell office:value-type="float" office:value="7368" table:style-name="ce19">
            <text:p>7.368</text:p>
          </table:table-cell>
          <table:table-cell office:value-type="float" office:value="6750" table:style-name="ce19">
            <text:p>6.750</text:p>
          </table:table-cell>
          <table:table-cell office:value-type="float" office:value="5078" table:style-name="ce19">
            <text:p>5.078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27">
            <text:p>Quantidade de resolvidas</text:p>
          </table:table-cell>
          <table:table-cell office:value-type="float" office:value="2731" table:style-name="ce19">
            <text:p>2.731</text:p>
          </table:table-cell>
          <table:table-cell office:value-type="float" office:value="1974" table:style-name="ce19">
            <text:p>1.974</text:p>
          </table:table-cell>
          <table:table-cell office:value-type="float" office:value="1306" table:style-name="ce19">
            <text:p>1.306</text:p>
          </table:table-cell>
          <table:table-cell office:value-type="float" office:value="1477" table:style-name="ce19">
            <text:p>1.477</text:p>
          </table:table-cell>
          <table:table-cell office:value-type="float" office:value="2542" table:style-name="ce19">
            <text:p>2.542</text:p>
          </table:table-cell>
          <table:table-cell office:value-type="float" office:value="1866" table:style-name="ce19">
            <text:p>1.866</text:p>
          </table:table-cell>
          <table:table-cell office:value-type="float" office:value="2566" table:style-name="ce19">
            <text:p>2.566</text:p>
          </table:table-cell>
          <table:table-cell office:value-type="float" office:value="2418" table:style-name="ce19">
            <text:p>2.418</text:p>
          </table:table-cell>
          <table:table-cell office:value-type="float" office:value="2932" table:style-name="ce19">
            <text:p>2.932</text:p>
          </table:table-cell>
          <table:table-cell office:value-type="float" office:value="3169" table:style-name="ce19">
            <text:p>3.169</text:p>
          </table:table-cell>
          <table:table-cell office:value-type="float" office:value="3040" table:style-name="ce19">
            <text:p>3.040</text:p>
          </table:table-cell>
          <table:table-cell office:value-type="float" office:value="2075" table:style-name="ce19">
            <text:p>2.075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27">
            <text:p>Quantidade de resolvidas</text:p>
          </table:table-cell>
          <table:table-cell office:value-type="float" office:value="7595" table:style-name="ce19">
            <text:p>7.595</text:p>
          </table:table-cell>
          <table:table-cell office:value-type="float" office:value="7202" table:style-name="ce19">
            <text:p>7.202</text:p>
          </table:table-cell>
          <table:table-cell office:value-type="float" office:value="5115" table:style-name="ce19">
            <text:p>5.115</text:p>
          </table:table-cell>
          <table:table-cell office:value-type="float" office:value="3164" table:style-name="ce19">
            <text:p>3.164</text:p>
          </table:table-cell>
          <table:table-cell office:value-type="float" office:value="8900" table:style-name="ce19">
            <text:p>8.900</text:p>
          </table:table-cell>
          <table:table-cell office:value-type="float" office:value="10492" table:style-name="ce19">
            <text:p>10.492</text:p>
          </table:table-cell>
          <table:table-cell office:value-type="float" office:value="12345" table:style-name="ce19">
            <text:p>12.345</text:p>
          </table:table-cell>
          <table:table-cell office:value-type="float" office:value="11144" table:style-name="ce19">
            <text:p>11.144</text:p>
          </table:table-cell>
          <table:table-cell office:value-type="float" office:value="11869" table:style-name="ce19">
            <text:p>11.869</text:p>
          </table:table-cell>
          <table:table-cell office:value-type="float" office:value="13295" table:style-name="ce19">
            <text:p>13.295</text:p>
          </table:table-cell>
          <table:table-cell office:value-type="float" office:value="12316" table:style-name="ce19">
            <text:p>12.316</text:p>
          </table:table-cell>
          <table:table-cell office:value-type="float" office:value="10015" table:style-name="ce19">
            <text:p>10.015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27">
            <text:p>Quantidade de resolvidas</text:p>
          </table:table-cell>
          <table:table-cell office:value-type="float" office:value="1750" table:style-name="ce19">
            <text:p>1.750</text:p>
          </table:table-cell>
          <table:table-cell office:value-type="float" office:value="1585" table:style-name="ce19">
            <text:p>1.585</text:p>
          </table:table-cell>
          <table:table-cell office:value-type="float" office:value="1094" table:style-name="ce19">
            <text:p>1.094</text:p>
          </table:table-cell>
          <table:table-cell office:value-type="float" office:value="1167" table:style-name="ce19">
            <text:p>1.167</text:p>
          </table:table-cell>
          <table:table-cell office:value-type="float" office:value="1403" table:style-name="ce19">
            <text:p>1.403</text:p>
          </table:table-cell>
          <table:table-cell office:value-type="float" office:value="1895" table:style-name="ce19">
            <text:p>1.895</text:p>
          </table:table-cell>
          <table:table-cell office:value-type="float" office:value="2044" table:style-name="ce19">
            <text:p>2.044</text:p>
          </table:table-cell>
          <table:table-cell office:value-type="float" office:value="2194" table:style-name="ce19">
            <text:p>2.194</text:p>
          </table:table-cell>
          <table:table-cell office:value-type="float" office:value="2670" table:style-name="ce19">
            <text:p>2.670</text:p>
          </table:table-cell>
          <table:table-cell office:value-type="float" office:value="1854" table:style-name="ce19">
            <text:p>1.854</text:p>
          </table:table-cell>
          <table:table-cell office:value-type="float" office:value="1599" table:style-name="ce19">
            <text:p>1.599</text:p>
          </table:table-cell>
          <table:table-cell office:value-type="float" office:value="1471" table:style-name="ce19">
            <text:p>1.471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28">
            <text:p>Quantidade de resolvidas</text:p>
          </table:table-cell>
          <table:table-cell office:value-type="float" office:value="43" table:style-name="ce21">
            <text:p>43</text:p>
          </table:table-cell>
          <table:table-cell office:value-type="float" office:value="49" table:style-name="ce21">
            <text:p>49</text:p>
          </table:table-cell>
          <table:table-cell office:value-type="float" office:value="37" table:style-name="ce21">
            <text:p>37</text:p>
          </table:table-cell>
          <table:table-cell office:value-type="float" office:value="36" table:style-name="ce21">
            <text:p>36</text:p>
          </table:table-cell>
          <table:table-cell office:value-type="float" office:value="46" table:style-name="ce21">
            <text:p>46</text:p>
          </table:table-cell>
          <table:table-cell office:value-type="float" office:value="46" table:style-name="ce21">
            <text:p>46</text:p>
          </table:table-cell>
          <table:table-cell office:value-type="float" office:value="61" table:style-name="ce21">
            <text:p>61</text:p>
          </table:table-cell>
          <table:table-cell office:value-type="float" office:value="46" table:style-name="ce21">
            <text:p>46</text:p>
          </table:table-cell>
          <table:table-cell office:value-type="float" office:value="61" table:style-name="ce21">
            <text:p>61</text:p>
          </table:table-cell>
          <table:table-cell office:value-type="float" office:value="61" table:style-name="ce21">
            <text:p>61</text:p>
          </table:table-cell>
          <table:table-cell office:value-type="float" office:value="45" table:style-name="ce19">
            <text:p>45</text:p>
          </table:table-cell>
          <table:table-cell office:value-type="float" office:value="37" table:style-name="ce19">
            <text:p>37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27">
            <text:p>Quantidade de reabertas</text:p>
          </table:table-cell>
          <table:table-cell office:value-type="float" office:value="302" table:style-name="ce29">
            <text:p>302</text:p>
          </table:table-cell>
          <table:table-cell office:value-type="float" office:value="262" table:style-name="ce19">
            <text:p>262</text:p>
          </table:table-cell>
          <table:table-cell office:value-type="float" office:value="163" table:style-name="ce19">
            <text:p>163</text:p>
          </table:table-cell>
          <table:table-cell office:value-type="float" office:value="185" table:style-name="ce19">
            <text:p>185</text:p>
          </table:table-cell>
          <table:table-cell office:value-type="float" office:value="244" table:style-name="ce19">
            <text:p>244</text:p>
          </table:table-cell>
          <table:table-cell office:value-type="float" office:value="194" table:style-name="ce29">
            <text:p>194</text:p>
          </table:table-cell>
          <table:table-cell office:value-type="float" office:value="395" table:style-name="ce19">
            <text:p>395</text:p>
          </table:table-cell>
          <table:table-cell office:value-type="float" office:value="354" table:style-name="ce19">
            <text:p>354</text:p>
          </table:table-cell>
          <table:table-cell office:value-type="float" office:value="324" table:style-name="ce19">
            <text:p>324</text:p>
          </table:table-cell>
          <table:table-cell office:value-type="float" office:value="223" table:style-name="ce19">
            <text:p>223</text:p>
          </table:table-cell>
          <table:table-cell office:value-type="float" office:value="182" table:style-name="ce19">
            <text:p>182</text:p>
          </table:table-cell>
          <table:table-cell office:value-type="float" office:value="141" table:style-name="ce19">
            <text:p>141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27">
            <text:p>Quantidade de reabertas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29">
            <text:p>5</text:p>
          </table:table-cell>
          <table:table-cell office:value-type="float" office:value="10" table:style-name="ce19">
            <text:p>10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18" table:style-name="ce19">
            <text:p>18</text:p>
          </table:table-cell>
          <table:table-cell office:value-type="float" office:value="5" table:style-name="ce19">
            <text:p>5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27">
            <text:p>Quantidade de reabertas</text:p>
          </table:table-cell>
          <table:table-cell office:value-type="float" office:value="101" table:style-name="ce29">
            <text:p>101</text:p>
          </table:table-cell>
          <table:table-cell office:value-type="float" office:value="67" table:style-name="ce19">
            <text:p>67</text:p>
          </table:table-cell>
          <table:table-cell office:value-type="float" office:value="58" table:style-name="ce19">
            <text:p>58</text:p>
          </table:table-cell>
          <table:table-cell office:value-type="float" office:value="88" table:style-name="ce19">
            <text:p>88</text:p>
          </table:table-cell>
          <table:table-cell office:value-type="float" office:value="115" table:style-name="ce19">
            <text:p>115</text:p>
          </table:table-cell>
          <table:table-cell office:value-type="float" office:value="71" table:style-name="ce29">
            <text:p>71</text:p>
          </table:table-cell>
          <table:table-cell office:value-type="float" office:value="107" table:style-name="ce19">
            <text:p>107</text:p>
          </table:table-cell>
          <table:table-cell office:value-type="float" office:value="91" table:style-name="ce19">
            <text:p>91</text:p>
          </table:table-cell>
          <table:table-cell office:value-type="float" office:value="123" table:style-name="ce19">
            <text:p>123</text:p>
          </table:table-cell>
          <table:table-cell office:value-type="float" office:value="90" table:style-name="ce19">
            <text:p>90</text:p>
          </table:table-cell>
          <table:table-cell office:value-type="float" office:value="99" table:style-name="ce19">
            <text:p>99</text:p>
          </table:table-cell>
          <table:table-cell office:value-type="float" office:value="72" table:style-name="ce19">
            <text:p>7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27">
            <text:p>Quantidade de reabertas</text:p>
          </table:table-cell>
          <table:table-cell office:value-type="float" office:value="357" table:style-name="ce29">
            <text:p>357</text:p>
          </table:table-cell>
          <table:table-cell office:value-type="float" office:value="333" table:style-name="ce19">
            <text:p>333</text:p>
          </table:table-cell>
          <table:table-cell office:value-type="float" office:value="467" table:style-name="ce19">
            <text:p>467</text:p>
          </table:table-cell>
          <table:table-cell office:value-type="float" office:value="414" table:style-name="ce19">
            <text:p>414</text:p>
          </table:table-cell>
          <table:table-cell office:value-type="float" office:value="617" table:style-name="ce19">
            <text:p>617</text:p>
          </table:table-cell>
          <table:table-cell office:value-type="float" office:value="464" table:style-name="ce29">
            <text:p>464</text:p>
          </table:table-cell>
          <table:table-cell office:value-type="float" office:value="813" table:style-name="ce19">
            <text:p>813</text:p>
          </table:table-cell>
          <table:table-cell office:value-type="float" office:value="474" table:style-name="ce19">
            <text:p>474</text:p>
          </table:table-cell>
          <table:table-cell office:value-type="float" office:value="599" table:style-name="ce19">
            <text:p>599</text:p>
          </table:table-cell>
          <table:table-cell office:value-type="float" office:value="500" table:style-name="ce19">
            <text:p>500</text:p>
          </table:table-cell>
          <table:table-cell office:value-type="float" office:value="476" table:style-name="ce19">
            <text:p>476</text:p>
          </table:table-cell>
          <table:table-cell office:value-type="float" office:value="404" table:style-name="ce19">
            <text:p>40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27">
            <text:p>Quantidade de reabertas</text:p>
          </table:table-cell>
          <table:table-cell office:value-type="float" office:value="160" table:style-name="ce29">
            <text:p>160</text:p>
          </table:table-cell>
          <table:table-cell office:value-type="float" office:value="117" table:style-name="ce19">
            <text:p>117</text:p>
          </table:table-cell>
          <table:table-cell office:value-type="float" office:value="88" table:style-name="ce19">
            <text:p>88</text:p>
          </table:table-cell>
          <table:table-cell office:value-type="float" office:value="108" table:style-name="ce19">
            <text:p>108</text:p>
          </table:table-cell>
          <table:table-cell office:value-type="float" office:value="180" table:style-name="ce19">
            <text:p>180</text:p>
          </table:table-cell>
          <table:table-cell office:value-type="float" office:value="113" table:style-name="ce29">
            <text:p>113</text:p>
          </table:table-cell>
          <table:table-cell office:value-type="float" office:value="134" table:style-name="ce19">
            <text:p>134</text:p>
          </table:table-cell>
          <table:table-cell office:value-type="float" office:value="155" table:style-name="ce19">
            <text:p>155</text:p>
          </table:table-cell>
          <table:table-cell office:value-type="float" office:value="223" table:style-name="ce19">
            <text:p>223</text:p>
          </table:table-cell>
          <table:table-cell office:value-type="float" office:value="245" table:style-name="ce19">
            <text:p>245</text:p>
          </table:table-cell>
          <table:table-cell office:value-type="float" office:value="229" table:style-name="ce19">
            <text:p>229</text:p>
          </table:table-cell>
          <table:table-cell office:value-type="float" office:value="132" table:style-name="ce19">
            <text:p>13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27">
            <text:p>Quantidade de reabertas</text:p>
          </table:table-cell>
          <table:table-cell office:value-type="float" office:value="894" table:style-name="ce29">
            <text:p>894</text:p>
          </table:table-cell>
          <table:table-cell office:value-type="float" office:value="832" table:style-name="ce19">
            <text:p>832</text:p>
          </table:table-cell>
          <table:table-cell office:value-type="float" office:value="491" table:style-name="ce19">
            <text:p>491</text:p>
          </table:table-cell>
          <table:table-cell office:value-type="float" office:value="185" table:style-name="ce19">
            <text:p>185</text:p>
          </table:table-cell>
          <table:table-cell office:value-type="float" office:value="776" table:style-name="ce19">
            <text:p>776</text:p>
          </table:table-cell>
          <table:table-cell office:value-type="float" office:value="732" table:style-name="ce29">
            <text:p>732</text:p>
          </table:table-cell>
          <table:table-cell office:value-type="float" office:value="954" table:style-name="ce19">
            <text:p>954</text:p>
          </table:table-cell>
          <table:table-cell office:value-type="float" office:value="703" table:style-name="ce19">
            <text:p>703</text:p>
          </table:table-cell>
          <table:table-cell office:value-type="float" office:value="917" table:style-name="ce19">
            <text:p>917</text:p>
          </table:table-cell>
          <table:table-cell office:value-type="float" office:value="1241" table:style-name="ce19">
            <text:p>1.241</text:p>
          </table:table-cell>
          <table:table-cell office:value-type="float" office:value="1485" table:style-name="ce19">
            <text:p>1.485</text:p>
          </table:table-cell>
          <table:table-cell office:value-type="float" office:value="762" table:style-name="ce19">
            <text:p>76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27">
            <text:p>Quantidade de reabertas</text:p>
          </table:table-cell>
          <table:table-cell office:value-type="float" office:value="144" table:style-name="ce29">
            <text:p>144</text:p>
          </table:table-cell>
          <table:table-cell office:value-type="float" office:value="120" table:style-name="ce19">
            <text:p>120</text:p>
          </table:table-cell>
          <table:table-cell office:value-type="float" office:value="50" table:style-name="ce19">
            <text:p>50</text:p>
          </table:table-cell>
          <table:table-cell office:value-type="float" office:value="74" table:style-name="ce19">
            <text:p>74</text:p>
          </table:table-cell>
          <table:table-cell office:value-type="float" office:value="54" table:style-name="ce19">
            <text:p>54</text:p>
          </table:table-cell>
          <table:table-cell office:value-type="float" office:value="169" table:style-name="ce29">
            <text:p>169</text:p>
          </table:table-cell>
          <table:table-cell office:value-type="float" office:value="118" table:style-name="ce19">
            <text:p>118</text:p>
          </table:table-cell>
          <table:table-cell office:value-type="float" office:value="120" table:style-name="ce19">
            <text:p>120</text:p>
          </table:table-cell>
          <table:table-cell office:value-type="float" office:value="193" table:style-name="ce19">
            <text:p>193</text:p>
          </table:table-cell>
          <table:table-cell office:value-type="float" office:value="134" table:style-name="ce19">
            <text:p>134</text:p>
          </table:table-cell>
          <table:table-cell office:value-type="float" office:value="96" table:style-name="ce19">
            <text:p>96</text:p>
          </table:table-cell>
          <table:table-cell office:value-type="float" office:value="82" table:style-name="ce19">
            <text:p>8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28">
            <text:p>Quantidade de reabertas</text:p>
          </table:table-cell>
          <table:table-cell office:value-type="float" office:value="5" table:style-name="ce30">
            <text:p>5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30">
            <text:p>9</text:p>
          </table:table-cell>
          <table:table-cell office:value-type="float" office:value="16" table:style-name="ce21">
            <text:p>16</text:p>
          </table:table-cell>
          <table:table-cell office:value-type="float" office:value="10" table:style-name="ce21">
            <text:p>10</text:p>
          </table:table-cell>
          <table:table-cell office:value-type="float" office:value="14" table:style-name="ce21">
            <text:p>14</text:p>
          </table:table-cell>
          <table:table-cell office:value-type="float" office:value="18" table:style-name="ce21">
            <text:p>18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7">
            <text:p>Taxa de Reabertas</text:p>
          </table:table-cell>
          <table:table-cell office:value-type="float" office:value="9.3040000000000003" table:style-name="ce7">
            <text:p>9,304</text:p>
          </table:table-cell>
          <table:table-cell office:value-type="float" office:value="8.2508250825082499" table:style-name="ce31">
            <text:p>8,251</text:p>
          </table:table-cell>
          <table:table-cell office:value-type="float" office:value="7.3192635832959096" table:style-name="ce31">
            <text:p>7,319</text:p>
          </table:table-cell>
          <table:table-cell office:value-type="float" office:value="7.6890000000000001" table:style-name="ce31">
            <text:p>7,689</text:p>
          </table:table-cell>
          <table:table-cell office:value-type="float" office:value="7.6749999999999998" table:style-name="ce31">
            <text:p>7,675</text:p>
          </table:table-cell>
          <table:table-cell office:value-type="float" office:value="6.59" table:style-name="ce9">
            <text:p>6,590</text:p>
          </table:table-cell>
          <table:table-cell office:value-type="float" office:value="9.1389999999999993" table:style-name="ce2">
            <text:p>9,139</text:p>
          </table:table-cell>
          <table:table-cell office:value-type="float" office:value="8.31" table:style-name="ce9">
            <text:p>8,310</text:p>
          </table:table-cell>
          <table:table-cell office:value-type="float" office:value="7.2320000000000002" table:style-name="ce2">
            <text:p>7,232</text:p>
          </table:table-cell>
          <table:table-cell office:value-type="float" office:value="6.04" table:style-name="ce2">
            <text:p>6,04</text:p>
          </table:table-cell>
          <table:table-cell office:value-type="float" office:value="5.6379999999999999" table:style-name="ce2">
            <text:p>5,638</text:p>
          </table:table-cell>
          <table:table-cell office:value-type="float" office:value="5.9219999999999997" table:style-name="ce2">
            <text:p>5,92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7">
            <text:p>Taxa de Reabertas</text:p>
          </table:table-cell>
          <table:table-cell office:value-type="float" office:value="4.4640000000000004" table:style-name="ce7">
            <text:p>4,464</text:p>
          </table:table-cell>
          <table:table-cell office:value-type="float" office:value="6.3291139240506302" table:style-name="ce31">
            <text:p>6,329</text:p>
          </table:table-cell>
          <table:table-cell office:value-type="float" office:value="8.9552238805970106" table:style-name="ce31">
            <text:p>8,955</text:p>
          </table:table-cell>
          <table:table-cell office:value-type="float" office:value="14.035" table:style-name="ce31">
            <text:p>14,035</text:p>
          </table:table-cell>
          <table:table-cell office:value-type="float" office:value="9.2110000000000003" table:style-name="ce31">
            <text:p>9,211</text:p>
          </table:table-cell>
          <table:table-cell office:value-type="float" office:value="5.1020000000000003" table:style-name="ce2">
            <text:p>5,102</text:p>
          </table:table-cell>
          <table:table-cell office:value-type="float" office:value="7.5190000000000001" table:style-name="ce2">
            <text:p>7,519</text:p>
          </table:table-cell>
          <table:table-cell office:value-type="float" office:value="8.4339999999999993" table:style-name="ce2">
            <text:p>8,434</text:p>
          </table:table-cell>
          <table:table-cell office:value-type="float" office:value="6.742" table:style-name="ce2">
            <text:p>6,742</text:p>
          </table:table-cell>
          <table:table-cell office:value-type="float" office:value="7.0179999999999998" table:style-name="ce2">
            <text:p>7,018</text:p>
          </table:table-cell>
          <table:table-cell office:value-type="float" office:value="29.507999999999999" table:style-name="ce2">
            <text:p>29,508</text:p>
          </table:table-cell>
          <table:table-cell office:value-type="float" office:value="16.129000000000001" table:style-name="ce2">
            <text:p>16,129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abertas</text:p>
          </table:table-cell>
          <table:table-cell office:value-type="float" office:value="5.7549999999999999" table:style-name="ce7">
            <text:p>5,755</text:p>
          </table:table-cell>
          <table:table-cell office:value-type="float" office:value="4.5578231292517" table:style-name="ce31">
            <text:p>4,558</text:p>
          </table:table-cell>
          <table:table-cell office:value-type="float" office:value="4.0730337078651697" table:style-name="ce31">
            <text:p>4,073</text:p>
          </table:table-cell>
          <table:table-cell office:value-type="float" office:value="6.3579999999999997" table:style-name="ce31">
            <text:p>6,358</text:p>
          </table:table-cell>
          <table:table-cell office:value-type="float" office:value="7.5259999999999998" table:style-name="ce31">
            <text:p>7,526</text:p>
          </table:table-cell>
          <table:table-cell office:value-type="float" office:value="6.1740000000000004" table:style-name="ce2">
            <text:p>6,174</text:p>
          </table:table-cell>
          <table:table-cell office:value-type="float" office:value="6.157" table:style-name="ce2">
            <text:p>6,157</text:p>
          </table:table-cell>
          <table:table-cell office:value-type="float" office:value="5.4649999999999999" table:style-name="ce2">
            <text:p>5,465</text:p>
          </table:table-cell>
          <table:table-cell office:value-type="float" office:value="7.0609999999999999" table:style-name="ce2">
            <text:p>7,061</text:p>
          </table:table-cell>
          <table:table-cell office:value-type="float" office:value="5.6210000000000004" table:style-name="ce2">
            <text:p>5,621</text:p>
          </table:table-cell>
          <table:table-cell office:value-type="float" office:value="6.1529999999999996" table:style-name="ce2">
            <text:p>6,153</text:p>
          </table:table-cell>
          <table:table-cell office:value-type="float" office:value="6.5869999999999997" table:style-name="ce2">
            <text:p>6,587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abertas</text:p>
          </table:table-cell>
          <table:table-cell office:value-type="float" office:value="6.4580000000000002" table:style-name="ce7">
            <text:p>6,458</text:p>
          </table:table-cell>
          <table:table-cell office:value-type="float" office:value="6.5628695309420602" table:style-name="ce31">
            <text:p>6,563</text:p>
          </table:table-cell>
          <table:table-cell office:value-type="float" office:value="9.3963782696177098" table:style-name="ce31">
            <text:p>9,396</text:p>
          </table:table-cell>
          <table:table-cell office:value-type="float" office:value="8.69" table:style-name="ce31">
            <text:p>8,690</text:p>
          </table:table-cell>
          <table:table-cell office:value-type="float" office:value="10.406000000000001" table:style-name="ce31">
            <text:p>10,406</text:p>
          </table:table-cell>
          <table:table-cell office:value-type="float" office:value="9.26" table:style-name="ce9">
            <text:p>9,260</text:p>
          </table:table-cell>
          <table:table-cell office:value-type="float" office:value="10.385999999999999" table:style-name="ce2">
            <text:p>10,386</text:p>
          </table:table-cell>
          <table:table-cell office:value-type="float" office:value="6.6180000000000003" table:style-name="ce2">
            <text:p>6,618</text:p>
          </table:table-cell>
          <table:table-cell office:value-type="float" office:value="7.3449999999999998" table:style-name="ce2">
            <text:p>7,345</text:p>
          </table:table-cell>
          <table:table-cell office:value-type="float" office:value="6.7859999999999996" table:style-name="ce2">
            <text:p>6,786</text:p>
          </table:table-cell>
          <table:table-cell office:value-type="float" office:value="7.0519999999999996" table:style-name="ce2">
            <text:p>7,052</text:p>
          </table:table-cell>
          <table:table-cell office:value-type="float" office:value="7.9560000000000004" table:style-name="ce2">
            <text:p>7,956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7">
            <text:p>Taxa de Reabertas</text:p>
          </table:table-cell>
          <table:table-cell office:value-type="float" office:value="5.859" table:style-name="ce7">
            <text:p>5,859</text:p>
          </table:table-cell>
          <table:table-cell office:value-type="float" office:value="5.9270516717325199" table:style-name="ce31">
            <text:p>5,927</text:p>
          </table:table-cell>
          <table:table-cell office:value-type="float" office:value="6.7381316998468597" table:style-name="ce31">
            <text:p>6,738</text:p>
          </table:table-cell>
          <table:table-cell office:value-type="float" office:value="7.3120000000000003" table:style-name="ce31">
            <text:p>7,312</text:p>
          </table:table-cell>
          <table:table-cell office:value-type="float" office:value="7.0810000000000004" table:style-name="ce31">
            <text:p>7,081</text:p>
          </table:table-cell>
          <table:table-cell office:value-type="float" office:value="6.056" table:style-name="ce2">
            <text:p>6,056</text:p>
          </table:table-cell>
          <table:table-cell office:value-type="float" office:value="5.2220000000000004" table:style-name="ce2">
            <text:p>5,222</text:p>
          </table:table-cell>
          <table:table-cell office:value-type="float" office:value="6.41" table:style-name="ce9">
            <text:p>6,410</text:p>
          </table:table-cell>
          <table:table-cell office:value-type="float" office:value="7.6059999999999999" table:style-name="ce2">
            <text:p>7,606</text:p>
          </table:table-cell>
          <table:table-cell office:value-type="float" office:value="7.7309999999999999" table:style-name="ce2">
            <text:p>7,731</text:p>
          </table:table-cell>
          <table:table-cell office:value-type="float" office:value="7.5330000000000004" table:style-name="ce2">
            <text:p>7,533</text:p>
          </table:table-cell>
          <table:table-cell office:value-type="float" office:value="6.3609999999999998" table:style-name="ce2">
            <text:p>6,361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abertas</text:p>
          </table:table-cell>
          <table:table-cell office:value-type="float" office:value="11.771000000000001" table:style-name="ce7">
            <text:p>11,771</text:p>
          </table:table-cell>
          <table:table-cell office:value-type="float" office:value="11.5523465703971" table:style-name="ce31">
            <text:p>11,552</text:p>
          </table:table-cell>
          <table:table-cell office:value-type="float" office:value="9.5992179863147609" table:style-name="ce31">
            <text:p>9,599</text:p>
          </table:table-cell>
          <table:table-cell office:value-type="float" office:value="5.8470000000000004" table:style-name="ce31">
            <text:p>5,847</text:p>
          </table:table-cell>
          <table:table-cell office:value-type="float" office:value="8.7189999999999994" table:style-name="ce31">
            <text:p>8,719</text:p>
          </table:table-cell>
          <table:table-cell office:value-type="float" office:value="6.9770000000000003" table:style-name="ce2">
            <text:p>6,977</text:p>
          </table:table-cell>
          <table:table-cell office:value-type="float" office:value="7.7279999999999998" table:style-name="ce2">
            <text:p>7,728</text:p>
          </table:table-cell>
          <table:table-cell office:value-type="float" office:value="6.3079999999999998" table:style-name="ce2">
            <text:p>6,308</text:p>
          </table:table-cell>
          <table:table-cell office:value-type="float" office:value="7.726" table:style-name="ce2">
            <text:p>7,726</text:p>
          </table:table-cell>
          <table:table-cell office:value-type="float" office:value="9.3339999999999996" table:style-name="ce2">
            <text:p>9,334</text:p>
          </table:table-cell>
          <table:table-cell office:value-type="float" office:value="12.057" table:style-name="ce2">
            <text:p>12,057</text:p>
          </table:table-cell>
          <table:table-cell office:value-type="float" office:value="7.609" table:style-name="ce2">
            <text:p>7,609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7">
            <text:p>Taxa de Reabertas</text:p>
          </table:table-cell>
          <table:table-cell office:value-type="float" office:value="8.2289999999999992" table:style-name="ce7">
            <text:p>8,229</text:p>
          </table:table-cell>
          <table:table-cell office:value-type="float" office:value="8.8888888888888893" table:style-name="ce31">
            <text:p>8,889</text:p>
          </table:table-cell>
          <table:table-cell office:value-type="float" office:value="4.5703839122486301" table:style-name="ce31">
            <text:p>4,570</text:p>
          </table:table-cell>
          <table:table-cell office:value-type="float" office:value="6.3410000000000002" table:style-name="ce31">
            <text:p>6,341</text:p>
          </table:table-cell>
          <table:table-cell office:value-type="float" office:value="3.8490000000000002" table:style-name="ce31">
            <text:p>3,849</text:p>
          </table:table-cell>
          <table:table-cell office:value-type="float" office:value="8.9179999999999993" table:style-name="ce2">
            <text:p>8,918</text:p>
          </table:table-cell>
          <table:table-cell office:value-type="float" office:value="5.7729999999999997" table:style-name="ce2">
            <text:p>5,773</text:p>
          </table:table-cell>
          <table:table-cell office:value-type="float" office:value="5.4690000000000003" table:style-name="ce2">
            <text:p>5,469</text:p>
          </table:table-cell>
          <table:table-cell office:value-type="float" office:value="7.2279999999999998" table:style-name="ce2">
            <text:p>7,228</text:p>
          </table:table-cell>
          <table:table-cell office:value-type="float" office:value="7.2279999999999998" table:style-name="ce2">
            <text:p>7,228</text:p>
          </table:table-cell>
          <table:table-cell office:value-type="float" office:value="6.0039999999999996" table:style-name="ce2">
            <text:p>6,004</text:p>
          </table:table-cell>
          <table:table-cell office:value-type="float" office:value="5.5739999999999998" table:style-name="ce2">
            <text:p>5,57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11">
            <text:p>Taxa de Reabertas</text:p>
          </table:table-cell>
          <table:table-cell office:value-type="float" office:value="11.628" table:style-name="ce11">
            <text:p>11,628</text:p>
          </table:table-cell>
          <table:table-cell office:value-type="float" office:value="22.4489795918367" table:style-name="ce32">
            <text:p>22,449</text:p>
          </table:table-cell>
          <table:table-cell office:value-type="float" office:value="32.4324324324324" table:style-name="ce32">
            <text:p>32,432</text:p>
          </table:table-cell>
          <table:table-cell office:value-type="float" office:value="19.443999999999999" table:style-name="ce32">
            <text:p>19,444</text:p>
          </table:table-cell>
          <table:table-cell office:value-type="float" office:value="17.390999999999998" table:style-name="ce32">
            <text:p>17,391</text:p>
          </table:table-cell>
          <table:table-cell office:value-type="float" office:value="19.565000000000001" table:style-name="ce12">
            <text:p>19,565</text:p>
          </table:table-cell>
          <table:table-cell office:value-type="float" office:value="26.23" table:style-name="ce14">
            <text:p>26,230</text:p>
          </table:table-cell>
          <table:table-cell office:value-type="float" office:value="21.739000000000001" table:style-name="ce12">
            <text:p>21,739</text:p>
          </table:table-cell>
          <table:table-cell office:value-type="float" office:value="22.951000000000001" table:style-name="ce12">
            <text:p>22,951</text:p>
          </table:table-cell>
          <table:table-cell office:value-type="float" office:value="29.507999999999999" table:style-name="ce12">
            <text:p>29,508</text:p>
          </table:table-cell>
          <table:table-cell office:value-type="float" office:value="28.888999999999999" table:style-name="ce12">
            <text:p>28,889</text:p>
          </table:table-cell>
          <table:table-cell office:value-type="float" office:value="37.838000000000001" table:style-name="ce12">
            <text:p>37,838</text:p>
          </table:table-cell>
          <table:table-cell table:number-columns-repeated="997" table:style-name="ce7"/>
          <table:table-cell table:number-columns-repeated="15373"/>
        </table:table-row>
        <table:table-row table:style-name="ro3">
          <table:table-cell table:style-name="ce16"/>
          <table:table-cell table:style-name="ce17"/>
          <table:table-cell table:number-columns-repeated="12" table:style-name="ce18"/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27">
            <text:p>Quantidade de Sol. Resolvidas em até 5 dias</text:p>
          </table:table-cell>
          <table:table-cell office:value-type="float" office:value="3060" table:style-name="ce19">
            <text:p>3.060</text:p>
          </table:table-cell>
          <table:table-cell office:value-type="float" office:value="2950" table:style-name="ce19">
            <text:p>2.950</text:p>
          </table:table-cell>
          <table:table-cell office:value-type="float" office:value="2093" table:style-name="ce19">
            <text:p>2.093</text:p>
          </table:table-cell>
          <table:table-cell office:value-type="float" office:value="2203" table:style-name="ce19">
            <text:p>2.203</text:p>
          </table:table-cell>
          <table:table-cell office:value-type="float" office:value="2915" table:style-name="ce19">
            <text:p>2.915</text:p>
          </table:table-cell>
          <table:table-cell office:value-type="float" office:value="2752" table:style-name="ce19">
            <text:p>2.752</text:p>
          </table:table-cell>
          <table:table-cell office:value-type="float" office:value="4064" table:style-name="ce19">
            <text:p>4.064</text:p>
          </table:table-cell>
          <table:table-cell office:value-type="float" office:value="3765" table:style-name="ce19">
            <text:p>3.765</text:p>
          </table:table-cell>
          <table:table-cell office:value-type="float" office:value="3995" table:style-name="ce19">
            <text:p>3.995</text:p>
          </table:table-cell>
          <table:table-cell office:value-type="float" office:value="3411" table:style-name="ce19">
            <text:p>3.411</text:p>
          </table:table-cell>
          <table:table-cell office:value-type="float" office:value="3016" table:style-name="ce19">
            <text:p>3.016</text:p>
          </table:table-cell>
          <table:table-cell office:value-type="float" office:value="2185" table:style-name="ce19">
            <text:p>2.185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27">
            <text:p>Quantidade de Sol. Resolvidas em até 5 dias</text:p>
          </table:table-cell>
          <table:table-cell office:value-type="float" office:value="101" table:style-name="ce19">
            <text:p>101</text:p>
          </table:table-cell>
          <table:table-cell office:value-type="float" office:value="71" table:style-name="ce19">
            <text:p>71</text:p>
          </table:table-cell>
          <table:table-cell office:value-type="float" office:value="59" table:style-name="ce19">
            <text:p>59</text:p>
          </table:table-cell>
          <table:table-cell office:value-type="float" office:value="46" table:style-name="ce19">
            <text:p>46</text:p>
          </table:table-cell>
          <table:table-cell office:value-type="float" office:value="65" table:style-name="ce19">
            <text:p>65</text:p>
          </table:table-cell>
          <table:table-cell office:value-type="float" office:value="98" table:style-name="ce19">
            <text:p>98</text:p>
          </table:table-cell>
          <table:table-cell office:value-type="float" office:value="116" table:style-name="ce19">
            <text:p>116</text:p>
          </table:table-cell>
          <table:table-cell office:value-type="float" office:value="70" table:style-name="ce19">
            <text:p>70</text:p>
          </table:table-cell>
          <table:table-cell office:value-type="float" office:value="78" table:style-name="ce19">
            <text:p>78</text:p>
          </table:table-cell>
          <table:table-cell office:value-type="float" office:value="52" table:style-name="ce19">
            <text:p>52</text:p>
          </table:table-cell>
          <table:table-cell office:value-type="float" office:value="41" table:style-name="ce19">
            <text:p>41</text:p>
          </table:table-cell>
          <table:table-cell office:value-type="float" office:value="24" table:style-name="ce19">
            <text:p>2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27">
            <text:p>Quantidade de Sol. Resolvidas em até 5 dias</text:p>
          </table:table-cell>
          <table:table-cell office:value-type="float" office:value="1486" table:style-name="ce19">
            <text:p>1.486</text:p>
          </table:table-cell>
          <table:table-cell office:value-type="float" office:value="1207" table:style-name="ce19">
            <text:p>1.207</text:p>
          </table:table-cell>
          <table:table-cell office:value-type="float" office:value="1089" table:style-name="ce19">
            <text:p>1.089</text:p>
          </table:table-cell>
          <table:table-cell office:value-type="float" office:value="1226" table:style-name="ce19">
            <text:p>1.226</text:p>
          </table:table-cell>
          <table:table-cell office:value-type="float" office:value="1366" table:style-name="ce19">
            <text:p>1.366</text:p>
          </table:table-cell>
          <table:table-cell office:value-type="float" office:value="1008" table:style-name="ce19">
            <text:p>1.008</text:p>
          </table:table-cell>
          <table:table-cell office:value-type="float" office:value="1646" table:style-name="ce19">
            <text:p>1.646</text:p>
          </table:table-cell>
          <table:table-cell office:value-type="float" office:value="1512" table:style-name="ce19">
            <text:p>1.512</text:p>
          </table:table-cell>
          <table:table-cell office:value-type="float" office:value="1521" table:style-name="ce19">
            <text:p>1.521</text:p>
          </table:table-cell>
          <table:table-cell office:value-type="float" office:value="1404" table:style-name="ce19">
            <text:p>1.404</text:p>
          </table:table-cell>
          <table:table-cell office:value-type="float" office:value="1386" table:style-name="ce19">
            <text:p>1.386</text:p>
          </table:table-cell>
          <table:table-cell office:value-type="float" office:value="873" table:style-name="ce19">
            <text:p>873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27">
            <text:p>Quantidade de Sol. Resolvidas em até 5 dias</text:p>
          </table:table-cell>
          <table:table-cell office:value-type="float" office:value="4973" table:style-name="ce19">
            <text:p>4.973</text:p>
          </table:table-cell>
          <table:table-cell office:value-type="float" office:value="4479" table:style-name="ce19">
            <text:p>4.479</text:p>
          </table:table-cell>
          <table:table-cell office:value-type="float" office:value="4244" table:style-name="ce19">
            <text:p>4.244</text:p>
          </table:table-cell>
          <table:table-cell office:value-type="float" office:value="3552" table:style-name="ce19">
            <text:p>3.552</text:p>
          </table:table-cell>
          <table:table-cell office:value-type="float" office:value="4893" table:style-name="ce19">
            <text:p>4.893</text:p>
          </table:table-cell>
          <table:table-cell office:value-type="float" office:value="4212" table:style-name="ce19">
            <text:p>4.212</text:p>
          </table:table-cell>
          <table:table-cell office:value-type="float" office:value="6818" table:style-name="ce19">
            <text:p>6.818</text:p>
          </table:table-cell>
          <table:table-cell office:value-type="float" office:value="6154" table:style-name="ce19">
            <text:p>6.154</text:p>
          </table:table-cell>
          <table:table-cell office:value-type="float" office:value="7027" table:style-name="ce19">
            <text:p>7.027</text:p>
          </table:table-cell>
          <table:table-cell office:value-type="float" office:value="6415" table:style-name="ce19">
            <text:p>6.415</text:p>
          </table:table-cell>
          <table:table-cell office:value-type="float" office:value="5803" table:style-name="ce19">
            <text:p>5.803</text:p>
          </table:table-cell>
          <table:table-cell office:value-type="float" office:value="4694" table:style-name="ce19">
            <text:p>4.69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27">
            <text:p>Quantidade de Sol. Resolvidas em até 5 dias</text:p>
          </table:table-cell>
          <table:table-cell office:value-type="float" office:value="2559" table:style-name="ce19">
            <text:p>2.559</text:p>
          </table:table-cell>
          <table:table-cell office:value-type="float" office:value="1852" table:style-name="ce19">
            <text:p>1.852</text:p>
          </table:table-cell>
          <table:table-cell office:value-type="float" office:value="1197" table:style-name="ce19">
            <text:p>1.197</text:p>
          </table:table-cell>
          <table:table-cell office:value-type="float" office:value="1399" table:style-name="ce19">
            <text:p>1.399</text:p>
          </table:table-cell>
          <table:table-cell office:value-type="float" office:value="2330" table:style-name="ce19">
            <text:p>2.330</text:p>
          </table:table-cell>
          <table:table-cell office:value-type="float" office:value="1660" table:style-name="ce19">
            <text:p>1.660</text:p>
          </table:table-cell>
          <table:table-cell office:value-type="float" office:value="2453" table:style-name="ce19">
            <text:p>2.453</text:p>
          </table:table-cell>
          <table:table-cell office:value-type="float" office:value="2197" table:style-name="ce19">
            <text:p>2.197</text:p>
          </table:table-cell>
          <table:table-cell office:value-type="float" office:value="2695" table:style-name="ce19">
            <text:p>2.695</text:p>
          </table:table-cell>
          <table:table-cell office:value-type="float" office:value="2872" table:style-name="ce19">
            <text:p>2.872</text:p>
          </table:table-cell>
          <table:table-cell office:value-type="float" office:value="2775" table:style-name="ce19">
            <text:p>2.775</text:p>
          </table:table-cell>
          <table:table-cell office:value-type="float" office:value="1844" table:style-name="ce19">
            <text:p>1.84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27">
            <text:p>Quantidade de Sol. Resolvidas em até 5 dias</text:p>
          </table:table-cell>
          <table:table-cell office:value-type="float" office:value="7277" table:style-name="ce19">
            <text:p>7.277</text:p>
          </table:table-cell>
          <table:table-cell office:value-type="float" office:value="6361" table:style-name="ce19">
            <text:p>6.361</text:p>
          </table:table-cell>
          <table:table-cell office:value-type="float" office:value="4154" table:style-name="ce19">
            <text:p>4.154</text:p>
          </table:table-cell>
          <table:table-cell office:value-type="float" office:value="2978" table:style-name="ce19">
            <text:p>2.978</text:p>
          </table:table-cell>
          <table:table-cell office:value-type="float" office:value="7670" table:style-name="ce19">
            <text:p>7.670</text:p>
          </table:table-cell>
          <table:table-cell office:value-type="float" office:value="9026" table:style-name="ce19">
            <text:p>9.026</text:p>
          </table:table-cell>
          <table:table-cell office:value-type="float" office:value="10703" table:style-name="ce19">
            <text:p>10.703</text:p>
          </table:table-cell>
          <table:table-cell office:value-type="float" office:value="9846" table:style-name="ce19">
            <text:p>9.846</text:p>
          </table:table-cell>
          <table:table-cell office:value-type="float" office:value="10283" table:style-name="ce19">
            <text:p>10.283</text:p>
          </table:table-cell>
          <table:table-cell office:value-type="float" office:value="11579" table:style-name="ce19">
            <text:p>11.579</text:p>
          </table:table-cell>
          <table:table-cell office:value-type="float" office:value="10630" table:style-name="ce19">
            <text:p>10.630</text:p>
          </table:table-cell>
          <table:table-cell office:value-type="float" office:value="8698" table:style-name="ce19">
            <text:p>8.698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27">
            <text:p>Quantidade de Sol. Resolvidas em até 5 dias</text:p>
          </table:table-cell>
          <table:table-cell office:value-type="float" office:value="1494" table:style-name="ce19">
            <text:p>1.494</text:p>
          </table:table-cell>
          <table:table-cell office:value-type="float" office:value="1418" table:style-name="ce19">
            <text:p>1.418</text:p>
          </table:table-cell>
          <table:table-cell office:value-type="float" office:value="980" table:style-name="ce19">
            <text:p>980</text:p>
          </table:table-cell>
          <table:table-cell office:value-type="float" office:value="1058" table:style-name="ce19">
            <text:p>1.058</text:p>
          </table:table-cell>
          <table:table-cell office:value-type="float" office:value="1299" table:style-name="ce19">
            <text:p>1.299</text:p>
          </table:table-cell>
          <table:table-cell office:value-type="float" office:value="1660" table:style-name="ce19">
            <text:p>1.660</text:p>
          </table:table-cell>
          <table:table-cell office:value-type="float" office:value="1816" table:style-name="ce19">
            <text:p>1.816</text:p>
          </table:table-cell>
          <table:table-cell office:value-type="float" office:value="1962" table:style-name="ce19">
            <text:p>1.962</text:p>
          </table:table-cell>
          <table:table-cell office:value-type="float" office:value="2267" table:style-name="ce19">
            <text:p>2.267</text:p>
          </table:table-cell>
          <table:table-cell office:value-type="float" office:value="1620" table:style-name="ce19">
            <text:p>1.620</text:p>
          </table:table-cell>
          <table:table-cell office:value-type="float" office:value="1434" table:style-name="ce19">
            <text:p>1.434</text:p>
          </table:table-cell>
          <table:table-cell office:value-type="float" office:value="1238" table:style-name="ce19">
            <text:p>1.238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28">
            <text:p>Quantidade de Sol. Resolvidas em até 5 dias</text:p>
          </table:table-cell>
          <table:table-cell office:value-type="float" office:value="19" table:style-name="ce21">
            <text:p>19</text:p>
          </table:table-cell>
          <table:table-cell office:value-type="float" office:value="35" table:style-name="ce21">
            <text:p>35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21">
            <text:p>30</text:p>
          </table:table-cell>
          <table:table-cell office:value-type="float" office:value="42" table:style-name="ce21">
            <text:p>42</text:p>
          </table:table-cell>
          <table:table-cell office:value-type="float" office:value="38" table:style-name="ce21">
            <text:p>38</text:p>
          </table:table-cell>
          <table:table-cell office:value-type="float" office:value="47" table:style-name="ce21">
            <text:p>47</text:p>
          </table:table-cell>
          <table:table-cell office:value-type="float" office:value="38" table:style-name="ce21">
            <text:p>38</text:p>
          </table:table-cell>
          <table:table-cell office:value-type="float" office:value="49" table:style-name="ce21">
            <text:p>49</text:p>
          </table:table-cell>
          <table:table-cell office:value-type="float" office:value="48" table:style-name="ce21">
            <text:p>48</text:p>
          </table:table-cell>
          <table:table-cell office:value-type="float" office:value="35" table:style-name="ce19">
            <text:p>35</text:p>
          </table:table-cell>
          <table:table-cell office:value-type="float" office:value="24" table:style-name="ce19">
            <text:p>2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33">
            <text:p>Taxa de Resolvidas em 5 dias úteis</text:p>
          </table:table-cell>
          <table:table-cell office:value-type="float" office:value="81.84" table:style-name="ce7">
            <text:p>81,84</text:p>
          </table:table-cell>
          <table:table-cell office:value-type="float" office:value="83.949914627205501" table:style-name="ce34">
            <text:p>83,950</text:p>
          </table:table-cell>
          <table:table-cell office:value-type="float" office:value="89.063829787233999" table:style-name="ce34">
            <text:p>89,064</text:p>
          </table:table-cell>
          <table:table-cell office:value-type="float" office:value="86.222999999999999" table:style-name="ce34">
            <text:p>86,223</text:p>
          </table:table-cell>
          <table:table-cell office:value-type="float" office:value="87.353999999999999" table:style-name="ce34">
            <text:p>87,354</text:p>
          </table:table-cell>
          <table:table-cell office:value-type="float" office:value="88.86" table:style-name="ce9">
            <text:p>88,860</text:p>
          </table:table-cell>
          <table:table-cell office:value-type="float" office:value="86.912000000000006" table:style-name="ce2">
            <text:p>86,912</text:p>
          </table:table-cell>
          <table:table-cell office:value-type="float" office:value="85.783000000000001" table:style-name="ce2">
            <text:p>85,783</text:p>
          </table:table-cell>
          <table:table-cell office:value-type="float" office:value="86.266000000000005" table:style-name="ce2">
            <text:p>86,266</text:p>
          </table:table-cell>
          <table:table-cell office:value-type="float" office:value="87.171000000000006" table:style-name="ce2">
            <text:p>87,171</text:p>
          </table:table-cell>
          <table:table-cell office:value-type="float" office:value="86.716999999999999" table:style-name="ce2">
            <text:p>86,717</text:p>
          </table:table-cell>
          <table:table-cell office:value-type="float" office:value="89.438999999999993" table:style-name="ce10">
            <text:p>89,439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33">
            <text:p>Taxa de Resolvidas em 5 Dias Úteis</text:p>
          </table:table-cell>
          <table:table-cell office:value-type="float" office:value="90.179000000000002" table:style-name="ce7">
            <text:p>90,179</text:p>
          </table:table-cell>
          <table:table-cell office:value-type="float" office:value="89.873417721519004" table:style-name="ce34">
            <text:p>89,873</text:p>
          </table:table-cell>
          <table:table-cell office:value-type="float" office:value="88.0597014925373" table:style-name="ce34">
            <text:p>88,060</text:p>
          </table:table-cell>
          <table:table-cell office:value-type="float" office:value="80.701999999999998" table:style-name="ce34">
            <text:p>80,702</text:p>
          </table:table-cell>
          <table:table-cell office:value-type="float" office:value="85.525999999999996" table:style-name="ce34">
            <text:p>85,526</text:p>
          </table:table-cell>
          <table:table-cell office:value-type="float" office:value="96.078000000000003" table:style-name="ce2">
            <text:p>96,078</text:p>
          </table:table-cell>
          <table:table-cell office:value-type="float" office:value="87.218000000000004" table:style-name="ce2">
            <text:p>87,218</text:p>
          </table:table-cell>
          <table:table-cell office:value-type="float" office:value="84.337000000000003" table:style-name="ce2">
            <text:p>84,337</text:p>
          </table:table-cell>
          <table:table-cell office:value-type="float" office:value="87.64" table:style-name="ce9">
            <text:p>87,640</text:p>
          </table:table-cell>
          <table:table-cell office:value-type="float" office:value="91.227999999999994" table:style-name="ce2">
            <text:p>91,228</text:p>
          </table:table-cell>
          <table:table-cell office:value-type="float" office:value="67.212999999999994" table:style-name="ce2">
            <text:p>67,213</text:p>
          </table:table-cell>
          <table:table-cell office:value-type="float" office:value="77.418999999999997" table:style-name="ce10">
            <text:p>77,419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33">
            <text:p>Taxa de Resolvidas em 5 dias úteis</text:p>
          </table:table-cell>
          <table:table-cell office:value-type="float" office:value="84.144999999999996" table:style-name="ce7">
            <text:p>84,145</text:p>
          </table:table-cell>
          <table:table-cell office:value-type="float" office:value="78.478543563068897" table:style-name="ce34">
            <text:p>78,479</text:p>
          </table:table-cell>
          <table:table-cell office:value-type="float" office:value="73.185483870967701" table:style-name="ce34">
            <text:p>73,185</text:p>
          </table:table-cell>
          <table:table-cell office:value-type="float" office:value="80.870999999999995" table:style-name="ce34">
            <text:p>80,871</text:p>
          </table:table-cell>
          <table:table-cell office:value-type="float" office:value="88.873999999999995" table:style-name="ce34">
            <text:p>88,874</text:p>
          </table:table-cell>
          <table:table-cell office:value-type="float" office:value="86.227999999999994" table:style-name="ce2">
            <text:p>86,228</text:p>
          </table:table-cell>
          <table:table-cell office:value-type="float" office:value="89.408000000000001" table:style-name="ce2">
            <text:p>89,408</text:p>
          </table:table-cell>
          <table:table-cell office:value-type="float" office:value="89.733000000000004" table:style-name="ce2">
            <text:p>89,733</text:p>
          </table:table-cell>
          <table:table-cell office:value-type="float" office:value="86.028999999999996" table:style-name="ce2">
            <text:p>86,029</text:p>
          </table:table-cell>
          <table:table-cell office:value-type="float" office:value="85.662000000000006" table:style-name="ce2">
            <text:p>85,662</text:p>
          </table:table-cell>
          <table:table-cell office:value-type="float" office:value="84.718999999999994" table:style-name="ce2">
            <text:p>84,719</text:p>
          </table:table-cell>
          <table:table-cell office:value-type="float" office:value="71.674999999999997" table:style-name="ce10">
            <text:p>71,675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33">
            <text:p>Taxa de Resolvidas em 5 dias úteis</text:p>
          </table:table-cell>
          <table:table-cell office:value-type="float" office:value="87.260999999999996" table:style-name="ce7">
            <text:p>87,261</text:p>
          </table:table-cell>
          <table:table-cell office:value-type="float" office:value="86.367142306209004" table:style-name="ce34">
            <text:p>86,367</text:p>
          </table:table-cell>
          <table:table-cell office:value-type="float" office:value="84.122893954410301" table:style-name="ce34">
            <text:p>84,123</text:p>
          </table:table-cell>
          <table:table-cell office:value-type="float" office:value="68.177000000000007" table:style-name="ce34">
            <text:p>68,177</text:p>
          </table:table-cell>
          <table:table-cell office:value-type="float" office:value="81.986999999999995" table:style-name="ce34">
            <text:p>81,987</text:p>
          </table:table-cell>
          <table:table-cell office:value-type="float" office:value="83.241" table:style-name="ce2">
            <text:p>83,241</text:p>
          </table:table-cell>
          <table:table-cell office:value-type="float" office:value="86.129000000000005" table:style-name="ce2">
            <text:p>86,129</text:p>
          </table:table-cell>
          <table:table-cell office:value-type="float" office:value="85.388999999999996" table:style-name="ce2">
            <text:p>85,389</text:p>
          </table:table-cell>
          <table:table-cell office:value-type="float" office:value="86.052000000000007" table:style-name="ce2">
            <text:p>86,052</text:p>
          </table:table-cell>
          <table:table-cell office:value-type="float" office:value="86.619" table:style-name="ce2">
            <text:p>86,619</text:p>
          </table:table-cell>
          <table:table-cell office:value-type="float" office:value="85.602999999999994" table:style-name="ce2">
            <text:p>85,603</text:p>
          </table:table-cell>
          <table:table-cell office:value-type="float" office:value="85.72" table:style-name="ce10">
            <text:p>85,720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33">
            <text:p>Taxa de Resolvidas em 5 dias úteis</text:p>
          </table:table-cell>
          <table:table-cell office:value-type="float" office:value="87.367999999999995" table:style-name="ce7">
            <text:p>87,368</text:p>
          </table:table-cell>
          <table:table-cell office:value-type="float" office:value="88.274547187797907" table:style-name="ce34">
            <text:p>88,275</text:p>
          </table:table-cell>
          <table:table-cell office:value-type="float" office:value="88.601036269430097" table:style-name="ce34">
            <text:p>88,601</text:p>
          </table:table-cell>
          <table:table-cell office:value-type="float" office:value="86.197999999999993" table:style-name="ce34">
            <text:p>86,198</text:p>
          </table:table-cell>
          <table:table-cell office:value-type="float" office:value="86.649000000000001" table:style-name="ce34">
            <text:p>86,649</text:p>
          </table:table-cell>
          <table:table-cell office:value-type="float" office:value="85.040999999999997" table:style-name="ce2">
            <text:p>85,041</text:p>
          </table:table-cell>
          <table:table-cell office:value-type="float" office:value="86.221000000000004" table:style-name="ce2">
            <text:p>86,221</text:p>
          </table:table-cell>
          <table:table-cell office:value-type="float" office:value="87.495000000000005" table:style-name="ce2">
            <text:p>87,495</text:p>
          </table:table-cell>
          <table:table-cell office:value-type="float" office:value="85.664000000000001" table:style-name="ce2">
            <text:p>85,664</text:p>
          </table:table-cell>
          <table:table-cell office:value-type="float" office:value="86.064999999999998" table:style-name="ce2">
            <text:p>86,065</text:p>
          </table:table-cell>
          <table:table-cell office:value-type="float" office:value="85.727999999999994" table:style-name="ce2">
            <text:p>85,728</text:p>
          </table:table-cell>
          <table:table-cell office:value-type="float" office:value="86.289000000000001" table:style-name="ce10">
            <text:p>86,289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33">
            <text:p>Taxa de Resolvidas em 5 dias úteis</text:p>
          </table:table-cell>
          <table:table-cell office:value-type="float" office:value="87.045000000000002" table:style-name="ce7">
            <text:p>87,045</text:p>
          </table:table-cell>
          <table:table-cell office:value-type="float" office:value="88.090292203296002" table:style-name="ce34">
            <text:p>88,090</text:p>
          </table:table-cell>
          <table:table-cell office:value-type="float" office:value="79.593791914159794" table:style-name="ce34">
            <text:p>79,594</text:p>
          </table:table-cell>
          <table:table-cell office:value-type="float" office:value="74.283000000000001" table:style-name="ce34">
            <text:p>74,283</text:p>
          </table:table-cell>
          <table:table-cell office:value-type="float" office:value="85.775000000000006" table:style-name="ce34">
            <text:p>85,775</text:p>
          </table:table-cell>
          <table:table-cell office:value-type="float" office:value="85.766000000000005" table:style-name="ce2">
            <text:p>85,766</text:p>
          </table:table-cell>
          <table:table-cell office:value-type="float" office:value="86.656999999999996" table:style-name="ce2">
            <text:p>86,657</text:p>
          </table:table-cell>
          <table:table-cell office:value-type="float" office:value="88.328999999999994" table:style-name="ce2">
            <text:p>88,329</text:p>
          </table:table-cell>
          <table:table-cell office:value-type="float" office:value="86.26" table:style-name="ce9">
            <text:p>86,260</text:p>
          </table:table-cell>
          <table:table-cell office:value-type="float" office:value="85.846999999999994" table:style-name="ce2">
            <text:p>85,847</text:p>
          </table:table-cell>
          <table:table-cell office:value-type="float" office:value="84.117999999999995" table:style-name="ce2">
            <text:p>84,118</text:p>
          </table:table-cell>
          <table:table-cell office:value-type="float" office:value="86.831999999999994" table:style-name="ce10">
            <text:p>86,83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33">
            <text:p>Taxa de Resolvidas em 5 dias úteis</text:p>
          </table:table-cell>
          <table:table-cell office:value-type="float" office:value="85.274000000000001" table:style-name="ce7">
            <text:p>85,274</text:p>
          </table:table-cell>
          <table:table-cell office:value-type="float" office:value="89.690069576217596" table:style-name="ce34">
            <text:p>89,690</text:p>
          </table:table-cell>
          <table:table-cell office:value-type="float" office:value="86.191732629727397" table:style-name="ce34">
            <text:p>86,192</text:p>
          </table:table-cell>
          <table:table-cell office:value-type="float" office:value="90.66" table:style-name="ce34">
            <text:p>90,660</text:p>
          </table:table-cell>
          <table:table-cell office:value-type="float" office:value="92.521000000000001" table:style-name="ce34">
            <text:p>92,521</text:p>
          </table:table-cell>
          <table:table-cell office:value-type="float" office:value="87.322000000000003" table:style-name="ce2">
            <text:p>87,322</text:p>
          </table:table-cell>
          <table:table-cell office:value-type="float" office:value="86.807000000000002" table:style-name="ce2">
            <text:p>86,807</text:p>
          </table:table-cell>
          <table:table-cell office:value-type="float" office:value="87.278000000000006" table:style-name="ce2">
            <text:p>87,278</text:p>
          </table:table-cell>
          <table:table-cell office:value-type="float" office:value="84.244" table:style-name="ce9">
            <text:p>84,244</text:p>
          </table:table-cell>
          <table:table-cell office:value-type="float" office:value="82.694999999999993" table:style-name="ce2">
            <text:p>82,695</text:p>
          </table:table-cell>
          <table:table-cell office:value-type="float" office:value="82.986000000000004" table:style-name="ce2">
            <text:p>82,986</text:p>
          </table:table-cell>
          <table:table-cell office:value-type="float" office:value="80.441999999999993" table:style-name="ce10">
            <text:p>80,44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35">
            <text:p>Taxa de Resolvidas em 5 dias úteis</text:p>
          </table:table-cell>
          <table:table-cell office:value-type="float" office:value="22.093" table:style-name="ce11">
            <text:p>22,093</text:p>
          </table:table-cell>
          <table:table-cell office:value-type="float" office:value="66.037735849056602" table:style-name="ce36">
            <text:p>66,038</text:p>
          </table:table-cell>
          <table:table-cell office:value-type="float" office:value="72.5" table:style-name="ce36">
            <text:p>72,500</text:p>
          </table:table-cell>
          <table:table-cell office:value-type="float" office:value="81.081000000000003" table:style-name="ce36">
            <text:p>81,081</text:p>
          </table:table-cell>
          <table:table-cell office:value-type="float" office:value="85.713999999999999" table:style-name="ce36">
            <text:p>85,714</text:p>
          </table:table-cell>
          <table:table-cell office:value-type="float" office:value="79.167000000000002" table:style-name="ce12">
            <text:p>79,167</text:p>
          </table:table-cell>
          <table:table-cell office:value-type="float" office:value="74.602999999999994" table:style-name="ce12">
            <text:p>74,603</text:p>
          </table:table-cell>
          <table:table-cell office:value-type="float" office:value="77.551000000000002" table:style-name="ce12">
            <text:p>77,551</text:p>
          </table:table-cell>
          <table:table-cell office:value-type="float" office:value="79.031999999999996" table:style-name="ce12">
            <text:p>79,032</text:p>
          </table:table-cell>
          <table:table-cell office:value-type="float" office:value="78.688999999999993" table:style-name="ce12">
            <text:p>78,689</text:p>
          </table:table-cell>
          <table:table-cell office:value-type="float" office:value="74.468000000000004" table:style-name="ce12">
            <text:p>74,468</text:p>
          </table:table-cell>
          <table:table-cell office:value-type="float" office:value="64.864999999999995" table:style-name="ce15">
            <text:p>64,865</text:p>
          </table:table-cell>
          <table:table-cell table:number-columns-repeated="997" table:style-name="ce7"/>
          <table:table-cell table:number-columns-repeated="15373"/>
        </table:table-row>
        <table:table-row table:style-name="ro3">
          <table:table-cell table:style-name="ce16"/>
          <table:table-cell table:style-name="ce17"/>
          <table:table-cell table:number-columns-repeated="12" table:style-name="ce18"/>
          <table:table-cell table:number-columns-repeated="985" table:style-name="ce2"/>
          <table:table-cell table:number-columns-repeated="15385" table:style-name="ce1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27">
            <text:p>Quantidade de Reclamações no Período</text:p>
          </table:table-cell>
          <table:table-cell office:value-type="float" office:value="10289" table:style-name="ce19">
            <text:p>10.289</text:p>
          </table:table-cell>
          <table:table-cell office:value-type="float" office:value="10230" table:style-name="ce19">
            <text:p>10.230</text:p>
          </table:table-cell>
          <table:table-cell office:value-type="float" office:value="10496" table:style-name="ce19">
            <text:p>10.496</text:p>
          </table:table-cell>
          <table:table-cell office:value-type="float" office:value="9603" table:style-name="ce19">
            <text:p>9.603</text:p>
          </table:table-cell>
          <table:table-cell office:value-type="float" office:value="8421" table:style-name="ce19">
            <text:p>8.421</text:p>
          </table:table-cell>
          <table:table-cell office:value-type="float" office:value="8265" table:style-name="ce19">
            <text:p>8.265</text:p>
          </table:table-cell>
          <table:table-cell office:value-type="float" office:value="10281" table:style-name="ce19">
            <text:p>10.281</text:p>
          </table:table-cell>
          <table:table-cell office:value-type="float" office:value="12369" table:style-name="ce19">
            <text:p>12.369</text:p>
          </table:table-cell>
          <table:table-cell office:value-type="float" office:value="13005" table:style-name="ce19">
            <text:p>13.005</text:p>
          </table:table-cell>
          <table:table-cell office:value-type="float" office:value="13662" table:style-name="ce37">
            <text:p>13.662</text:p>
          </table:table-cell>
          <table:table-cell office:value-type="float" office:value="12922" table:style-name="ce19">
            <text:p>12.922</text:p>
          </table:table-cell>
          <table:table-cell office:value-type="float" office:value="12010" table:style-name="ce19">
            <text:p>12.010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27">
            <text:p>Quantidade de Reclamações no Período</text:p>
          </table:table-cell>
          <table:table-cell office:value-type="float" office:value="309" table:style-name="ce19">
            <text:p>309</text:p>
          </table:table-cell>
          <table:table-cell office:value-type="float" office:value="299" table:style-name="ce19">
            <text:p>299</text:p>
          </table:table-cell>
          <table:table-cell office:value-type="float" office:value="290" table:style-name="ce19">
            <text:p>290</text:p>
          </table:table-cell>
          <table:table-cell office:value-type="float" office:value="258" table:style-name="ce19">
            <text:p>258</text:p>
          </table:table-cell>
          <table:table-cell office:value-type="float" office:value="203" table:style-name="ce19">
            <text:p>203</text:p>
          </table:table-cell>
          <table:table-cell office:value-type="float" office:value="228" table:style-name="ce19">
            <text:p>228</text:p>
          </table:table-cell>
          <table:table-cell office:value-type="float" office:value="242" table:style-name="ce19">
            <text:p>242</text:p>
          </table:table-cell>
          <table:table-cell office:value-type="float" office:value="319" table:style-name="ce19">
            <text:p>319</text:p>
          </table:table-cell>
          <table:table-cell office:value-type="float" office:value="319" table:style-name="ce19">
            <text:p>319</text:p>
          </table:table-cell>
          <table:table-cell office:value-type="float" office:value="306" table:style-name="ce37">
            <text:p>306</text:p>
          </table:table-cell>
          <table:table-cell office:value-type="float" office:value="229" table:style-name="ce19">
            <text:p>229</text:p>
          </table:table-cell>
          <table:table-cell office:value-type="float" office:value="207" table:style-name="ce19">
            <text:p>207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27">
            <text:p>Quantidade de Reclamações no Período</text:p>
          </table:table-cell>
          <table:table-cell office:value-type="float" office:value="4809" table:style-name="ce19">
            <text:p>4.809</text:p>
          </table:table-cell>
          <table:table-cell office:value-type="float" office:value="4896" table:style-name="ce19">
            <text:p>4.896</text:p>
          </table:table-cell>
          <table:table-cell office:value-type="float" office:value="4938" table:style-name="ce19">
            <text:p>4.938</text:p>
          </table:table-cell>
          <table:table-cell office:value-type="float" office:value="4785" table:style-name="ce19">
            <text:p>4.785</text:p>
          </table:table-cell>
          <table:table-cell office:value-type="float" office:value="4540" table:style-name="ce19">
            <text:p>4.540</text:p>
          </table:table-cell>
          <table:table-cell office:value-type="float" office:value="4554" table:style-name="ce19">
            <text:p>4.554</text:p>
          </table:table-cell>
          <table:table-cell office:value-type="float" office:value="4835" table:style-name="ce19">
            <text:p>4.835</text:p>
          </table:table-cell>
          <table:table-cell office:value-type="float" office:value="5150" table:style-name="ce19">
            <text:p>5.150</text:p>
          </table:table-cell>
          <table:table-cell office:value-type="float" office:value="5102" table:style-name="ce19">
            <text:p>5.102</text:p>
          </table:table-cell>
          <table:table-cell office:value-type="float" office:value="5287" table:style-name="ce37">
            <text:p>5.287</text:p>
          </table:table-cell>
          <table:table-cell office:value-type="float" office:value="5083" table:style-name="ce19">
            <text:p>5.083</text:p>
          </table:table-cell>
          <table:table-cell office:value-type="float" office:value="5033" table:style-name="ce19">
            <text:p>5.033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27">
            <text:p>Quantidade de Reclamações no Período</text:p>
          </table:table-cell>
          <table:table-cell office:value-type="float" office:value="15563" table:style-name="ce19">
            <text:p>15.563</text:p>
          </table:table-cell>
          <table:table-cell office:value-type="float" office:value="16042" table:style-name="ce19">
            <text:p>16.042</text:p>
          </table:table-cell>
          <table:table-cell office:value-type="float" office:value="16072" table:style-name="ce19">
            <text:p>16.072</text:p>
          </table:table-cell>
          <table:table-cell office:value-type="float" office:value="15936" table:style-name="ce19">
            <text:p>15.936</text:p>
          </table:table-cell>
          <table:table-cell office:value-type="float" office:value="15450" table:style-name="ce19">
            <text:p>15.450</text:p>
          </table:table-cell>
          <table:table-cell office:value-type="float" office:value="16296" table:style-name="ce19">
            <text:p>16.296</text:p>
          </table:table-cell>
          <table:table-cell office:value-type="float" office:value="19095" table:style-name="ce19">
            <text:p>19.095</text:p>
          </table:table-cell>
          <table:table-cell office:value-type="float" office:value="21753" table:style-name="ce19">
            <text:p>21.753</text:p>
          </table:table-cell>
          <table:table-cell office:value-type="float" office:value="22128" table:style-name="ce19">
            <text:p>22.128</text:p>
          </table:table-cell>
          <table:table-cell office:value-type="float" office:value="23318" table:style-name="ce37">
            <text:p>23.318</text:p>
          </table:table-cell>
          <table:table-cell office:value-type="float" office:value="22833" table:style-name="ce19">
            <text:p>22.833</text:p>
          </table:table-cell>
          <table:table-cell office:value-type="float" office:value="22467" table:style-name="ce19">
            <text:p>22.467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27">
            <text:p>Quantidade de Reclamações no Período</text:p>
          </table:table-cell>
          <table:table-cell office:value-type="float" office:value="7931" table:style-name="ce19">
            <text:p>7.931</text:p>
          </table:table-cell>
          <table:table-cell office:value-type="float" office:value="7703" table:style-name="ce19">
            <text:p>7.703</text:p>
          </table:table-cell>
          <table:table-cell office:value-type="float" office:value="7380" table:style-name="ce19">
            <text:p>7.380</text:p>
          </table:table-cell>
          <table:table-cell office:value-type="float" office:value="6379" table:style-name="ce19">
            <text:p>6.379</text:p>
          </table:table-cell>
          <table:table-cell office:value-type="float" office:value="5073" table:style-name="ce19">
            <text:p>5.073</text:p>
          </table:table-cell>
          <table:table-cell office:value-type="float" office:value="5358" table:style-name="ce19">
            <text:p>5.358</text:p>
          </table:table-cell>
          <table:table-cell office:value-type="float" office:value="8230" table:style-name="ce19">
            <text:p>8.230</text:p>
          </table:table-cell>
          <table:table-cell office:value-type="float" office:value="13" table:style-name="ce19">
            <text:p>13</text:p>
          </table:table-cell>
          <table:table-cell office:value-type="float" office:value="8058" table:style-name="ce19">
            <text:p>8.058</text:p>
          </table:table-cell>
          <table:table-cell office:value-type="float" office:value="9002" table:style-name="ce37">
            <text:p>9.002</text:p>
          </table:table-cell>
          <table:table-cell office:value-type="float" office:value="8599" table:style-name="ce19">
            <text:p>8.599</text:p>
          </table:table-cell>
          <table:table-cell office:value-type="float" office:value="6134" table:style-name="ce19">
            <text:p>6.13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27">
            <text:p>Quantidade de Reclamações no Período</text:p>
          </table:table-cell>
          <table:table-cell office:value-type="float" office:value="21922" table:style-name="ce19">
            <text:p>21.922</text:p>
          </table:table-cell>
          <table:table-cell office:value-type="float" office:value="22948" table:style-name="ce19">
            <text:p>22.948</text:p>
          </table:table-cell>
          <table:table-cell office:value-type="float" office:value="23024" table:style-name="ce19">
            <text:p>23.024</text:p>
          </table:table-cell>
          <table:table-cell office:value-type="float" office:value="20815" table:style-name="ce19">
            <text:p>20.815</text:p>
          </table:table-cell>
          <table:table-cell office:value-type="float" office:value="16463" table:style-name="ce19">
            <text:p>16.463</text:p>
          </table:table-cell>
          <table:table-cell office:value-type="float" office:value="22564" table:style-name="ce19">
            <text:p>22.564</text:p>
          </table:table-cell>
          <table:table-cell office:value-type="float" office:value="24484" table:style-name="ce19">
            <text:p>24.484</text:p>
          </table:table-cell>
          <table:table-cell office:value-type="float" office:value="32796" table:style-name="ce19">
            <text:p>32.796</text:p>
          </table:table-cell>
          <table:table-cell office:value-type="float" office:value="34039" table:style-name="ce19">
            <text:p>34.039</text:p>
          </table:table-cell>
          <table:table-cell office:value-type="float" office:value="35429" table:style-name="ce37">
            <text:p>35.429</text:p>
          </table:table-cell>
          <table:table-cell office:value-type="float" office:value="36567" table:style-name="ce19">
            <text:p>36.567</text:p>
          </table:table-cell>
          <table:table-cell office:value-type="float" office:value="38049" table:style-name="ce19">
            <text:p>38.049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27">
            <text:p>Quantidade de Reclamações no Período</text:p>
          </table:table-cell>
          <table:table-cell office:value-type="float" office:value="3835" table:style-name="ce19">
            <text:p>3.835</text:p>
          </table:table-cell>
          <table:table-cell office:value-type="float" office:value="4111" table:style-name="ce19">
            <text:p>4.111</text:p>
          </table:table-cell>
          <table:table-cell office:value-type="float" office:value="4596" table:style-name="ce19">
            <text:p>4.596</text:p>
          </table:table-cell>
          <table:table-cell office:value-type="float" office:value="4246" table:style-name="ce19">
            <text:p>4.246</text:p>
          </table:table-cell>
          <table:table-cell office:value-type="float" office:value="2952" table:style-name="ce19">
            <text:p>2.952</text:p>
          </table:table-cell>
          <table:table-cell office:value-type="float" office:value="2470" table:style-name="ce19">
            <text:p>2.470</text:p>
          </table:table-cell>
          <table:table-cell office:value-type="float" office:value="4484" table:style-name="ce19">
            <text:p>4.484</text:p>
          </table:table-cell>
          <table:table-cell office:value-type="float" office:value="5399" table:style-name="ce19">
            <text:p>5.399</text:p>
          </table:table-cell>
          <table:table-cell office:value-type="float" office:value="6238" table:style-name="ce19">
            <text:p>6.238</text:p>
          </table:table-cell>
          <table:table-cell office:value-type="float" office:value="9002" table:style-name="ce37">
            <text:p>9.002</text:p>
          </table:table-cell>
          <table:table-cell office:value-type="float" office:value="6877" table:style-name="ce19">
            <text:p>6.877</text:p>
          </table:table-cell>
          <table:table-cell office:value-type="float" office:value="6377" table:style-name="ce19">
            <text:p>6.377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27">
            <text:p>Quantidade de Reclamações no Período</text:p>
          </table:table-cell>
          <table:table-cell office:value-type="float" office:value="350" table:style-name="ce21">
            <text:p>350</text:p>
          </table:table-cell>
          <table:table-cell office:value-type="float" office:value="279" table:style-name="ce21">
            <text:p>279</text:p>
          </table:table-cell>
          <table:table-cell office:value-type="float" office:value="231" table:style-name="ce21">
            <text:p>231</text:p>
          </table:table-cell>
          <table:table-cell office:value-type="float" office:value="180" table:style-name="ce21">
            <text:p>180</text:p>
          </table:table-cell>
          <table:table-cell office:value-type="float" office:value="130" table:style-name="ce21">
            <text:p>130</text:p>
          </table:table-cell>
          <table:table-cell office:value-type="float" office:value="131" table:style-name="ce21">
            <text:p>131</text:p>
          </table:table-cell>
          <table:table-cell office:value-type="float" office:value="147" table:style-name="ce21">
            <text:p>147</text:p>
          </table:table-cell>
          <table:table-cell office:value-type="float" office:value="173" table:style-name="ce21">
            <text:p>173</text:p>
          </table:table-cell>
          <table:table-cell office:value-type="float" office:value="171" table:style-name="ce21">
            <text:p>171</text:p>
          </table:table-cell>
          <table:table-cell office:value-type="float" office:value="9002" table:style-name="ce38">
            <text:p>9.002</text:p>
          </table:table-cell>
          <table:table-cell office:value-type="float" office:value="172" table:style-name="ce19">
            <text:p>172</text:p>
          </table:table-cell>
          <table:table-cell office:value-type="float" office:value="171" table:style-name="ce19">
            <text:p>171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39">
            <text:p>Quantidade de Sol. Resolvidas no Período</text:p>
          </table:table-cell>
          <table:table-cell office:value-type="float" office:value="10210" table:style-name="ce19">
            <text:p>10.210</text:p>
          </table:table-cell>
          <table:table-cell office:value-type="float" office:value="10153" table:style-name="ce19">
            <text:p>10.153</text:p>
          </table:table-cell>
          <table:table-cell office:value-type="float" office:value="10477" table:style-name="ce19">
            <text:p>10.477</text:p>
          </table:table-cell>
          <table:table-cell office:value-type="float" office:value="9585" table:style-name="ce19">
            <text:p>9.585</text:p>
          </table:table-cell>
          <table:table-cell office:value-type="float" office:value="8379" table:style-name="ce19">
            <text:p>8.379</text:p>
          </table:table-cell>
          <table:table-cell office:value-type="float" office:value="8167" table:style-name="ce19">
            <text:p>8.167</text:p>
          </table:table-cell>
          <table:table-cell office:value-type="float" office:value="10249" table:style-name="ce19">
            <text:p>10.249</text:p>
          </table:table-cell>
          <table:table-cell office:value-type="float" office:value="12323" table:style-name="ce19">
            <text:p>12.323</text:p>
          </table:table-cell>
          <table:table-cell office:value-type="float" office:value="12940" table:style-name="ce19">
            <text:p>12.940</text:p>
          </table:table-cell>
          <table:table-cell office:value-type="float" office:value="13584" table:style-name="ce19">
            <text:p>13.584</text:p>
          </table:table-cell>
          <table:table-cell office:value-type="float" office:value="12826" table:style-name="ce19">
            <text:p>12.826</text:p>
          </table:table-cell>
          <table:table-cell office:value-type="float" office:value="11997" table:style-name="ce19">
            <text:p>11.997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27">
            <text:p>Quantidade de Sol. Resolvidas no Período</text:p>
          </table:table-cell>
          <table:table-cell office:value-type="float" office:value="309" table:style-name="ce19">
            <text:p>309</text:p>
          </table:table-cell>
          <table:table-cell office:value-type="float" office:value="299" table:style-name="ce19">
            <text:p>299</text:p>
          </table:table-cell>
          <table:table-cell office:value-type="float" office:value="290" table:style-name="ce19">
            <text:p>290</text:p>
          </table:table-cell>
          <table:table-cell office:value-type="float" office:value="258" table:style-name="ce19">
            <text:p>258</text:p>
          </table:table-cell>
          <table:table-cell office:value-type="float" office:value="203" table:style-name="ce19">
            <text:p>203</text:p>
          </table:table-cell>
          <table:table-cell office:value-type="float" office:value="228" table:style-name="ce19">
            <text:p>228</text:p>
          </table:table-cell>
          <table:table-cell office:value-type="float" office:value="242" table:style-name="ce19">
            <text:p>242</text:p>
          </table:table-cell>
          <table:table-cell office:value-type="float" office:value="319" table:style-name="ce19">
            <text:p>319</text:p>
          </table:table-cell>
          <table:table-cell office:value-type="float" office:value="319" table:style-name="ce19">
            <text:p>319</text:p>
          </table:table-cell>
          <table:table-cell office:value-type="float" office:value="306" table:style-name="ce19">
            <text:p>306</text:p>
          </table:table-cell>
          <table:table-cell office:value-type="float" office:value="229" table:style-name="ce19">
            <text:p>229</text:p>
          </table:table-cell>
          <table:table-cell office:value-type="float" office:value="207" table:style-name="ce19">
            <text:p>207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27">
            <text:p>Quantidade de Sol. Resolvidas no Período</text:p>
          </table:table-cell>
          <table:table-cell office:value-type="float" office:value="4804" table:style-name="ce19">
            <text:p>4.804</text:p>
          </table:table-cell>
          <table:table-cell office:value-type="float" office:value="4882" table:style-name="ce19">
            <text:p>4.882</text:p>
          </table:table-cell>
          <table:table-cell office:value-type="float" office:value="4925" table:style-name="ce19">
            <text:p>4.925</text:p>
          </table:table-cell>
          <table:table-cell office:value-type="float" office:value="4757" table:style-name="ce19">
            <text:p>4.757</text:p>
          </table:table-cell>
          <table:table-cell office:value-type="float" office:value="4530" table:style-name="ce19">
            <text:p>4.530</text:p>
          </table:table-cell>
          <table:table-cell office:value-type="float" office:value="4533" table:style-name="ce19">
            <text:p>4.533</text:p>
          </table:table-cell>
          <table:table-cell office:value-type="float" office:value="4812" table:style-name="ce19">
            <text:p>4.812</text:p>
          </table:table-cell>
          <table:table-cell office:value-type="float" office:value="5130" table:style-name="ce19">
            <text:p>5.130</text:p>
          </table:table-cell>
          <table:table-cell office:value-type="float" office:value="5077" table:style-name="ce19">
            <text:p>5.077</text:p>
          </table:table-cell>
          <table:table-cell office:value-type="float" office:value="5259" table:style-name="ce19">
            <text:p>5.259</text:p>
          </table:table-cell>
          <table:table-cell office:value-type="float" office:value="5080" table:style-name="ce19">
            <text:p>5.080</text:p>
          </table:table-cell>
          <table:table-cell office:value-type="float" office:value="4995" table:style-name="ce19">
            <text:p>4.995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27">
            <text:p>Quantidade de Sol. Resolvidas no Período</text:p>
          </table:table-cell>
          <table:table-cell office:value-type="float" office:value="15473" table:style-name="ce19">
            <text:p>15.473</text:p>
          </table:table-cell>
          <table:table-cell office:value-type="float" office:value="15977" table:style-name="ce19">
            <text:p>15.977</text:p>
          </table:table-cell>
          <table:table-cell office:value-type="float" office:value="16041" table:style-name="ce19">
            <text:p>16.041</text:p>
          </table:table-cell>
          <table:table-cell office:value-type="float" office:value="15861" table:style-name="ce19">
            <text:p>15.861</text:p>
          </table:table-cell>
          <table:table-cell office:value-type="float" office:value="15414" table:style-name="ce19">
            <text:p>15.414</text:p>
          </table:table-cell>
          <table:table-cell office:value-type="float" office:value="16158" table:style-name="ce19">
            <text:p>16.158</text:p>
          </table:table-cell>
          <table:table-cell office:value-type="float" office:value="19045" table:style-name="ce19">
            <text:p>19.045</text:p>
          </table:table-cell>
          <table:table-cell office:value-type="float" office:value="21724" table:style-name="ce19">
            <text:p>21.724</text:p>
          </table:table-cell>
          <table:table-cell office:value-type="float" office:value="22125" table:style-name="ce19">
            <text:p>22.125</text:p>
          </table:table-cell>
          <table:table-cell office:value-type="float" office:value="23313" table:style-name="ce19">
            <text:p>23.313</text:p>
          </table:table-cell>
          <table:table-cell office:value-type="float" office:value="22826" table:style-name="ce19">
            <text:p>22.826</text:p>
          </table:table-cell>
          <table:table-cell office:value-type="float" office:value="22288" table:style-name="ce19">
            <text:p>22.288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27">
            <text:p>Quantidade de Sol. Resolvidas no Período</text:p>
          </table:table-cell>
          <table:table-cell office:value-type="float" office:value="7891" table:style-name="ce19">
            <text:p>7.891</text:p>
          </table:table-cell>
          <table:table-cell office:value-type="float" office:value="7667" table:style-name="ce19">
            <text:p>7.667</text:p>
          </table:table-cell>
          <table:table-cell office:value-type="float" office:value="7350" table:style-name="ce19">
            <text:p>7.350</text:p>
          </table:table-cell>
          <table:table-cell office:value-type="float" office:value="6360" table:style-name="ce19">
            <text:p>6.360</text:p>
          </table:table-cell>
          <table:table-cell office:value-type="float" office:value="5044" table:style-name="ce19">
            <text:p>5.044</text:p>
          </table:table-cell>
          <table:table-cell office:value-type="float" office:value="5320" table:style-name="ce19">
            <text:p>5.320</text:p>
          </table:table-cell>
          <table:table-cell office:value-type="float" office:value="8191" table:style-name="ce19">
            <text:p>8.191</text:p>
          </table:table-cell>
          <table:table-cell office:value-type="float" office:value="13" table:style-name="ce19">
            <text:p>13</text:p>
          </table:table-cell>
          <table:table-cell office:value-type="float" office:value="8058" table:style-name="ce19">
            <text:p>8.058</text:p>
          </table:table-cell>
          <table:table-cell office:value-type="float" office:value="8916" table:style-name="ce19">
            <text:p>8.916</text:p>
          </table:table-cell>
          <table:table-cell office:value-type="float" office:value="8595" table:style-name="ce19">
            <text:p>8.595</text:p>
          </table:table-cell>
          <table:table-cell office:value-type="float" office:value="6132" table:style-name="ce19">
            <text:p>6.13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27">
            <text:p>Quantidade de Sol. Resolvidas no Período</text:p>
          </table:table-cell>
          <table:table-cell office:value-type="float" office:value="21914" table:style-name="ce19">
            <text:p>21.914</text:p>
          </table:table-cell>
          <table:table-cell office:value-type="float" office:value="22931" table:style-name="ce19">
            <text:p>22.931</text:p>
          </table:table-cell>
          <table:table-cell office:value-type="float" office:value="23010" table:style-name="ce19">
            <text:p>23.010</text:p>
          </table:table-cell>
          <table:table-cell office:value-type="float" office:value="20697" table:style-name="ce19">
            <text:p>20.697</text:p>
          </table:table-cell>
          <table:table-cell office:value-type="float" office:value="16443" table:style-name="ce19">
            <text:p>16.443</text:p>
          </table:table-cell>
          <table:table-cell office:value-type="float" office:value="22493" table:style-name="ce19">
            <text:p>22.493</text:p>
          </table:table-cell>
          <table:table-cell office:value-type="float" office:value="24481" table:style-name="ce19">
            <text:p>24.481</text:p>
          </table:table-cell>
          <table:table-cell office:value-type="float" office:value="32796" table:style-name="ce19">
            <text:p>32.796</text:p>
          </table:table-cell>
          <table:table-cell office:value-type="float" office:value="33363" table:style-name="ce19">
            <text:p>33.363</text:p>
          </table:table-cell>
          <table:table-cell office:value-type="float" office:value="35407" table:style-name="ce19">
            <text:p>35.407</text:p>
          </table:table-cell>
          <table:table-cell office:value-type="float" office:value="36562" table:style-name="ce19">
            <text:p>36.562</text:p>
          </table:table-cell>
          <table:table-cell office:value-type="float" office:value="38043" table:style-name="ce19">
            <text:p>38.043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27">
            <text:p>Quantidade de Sol. Resolvidas no Período</text:p>
          </table:table-cell>
          <table:table-cell office:value-type="float" office:value="3835" table:style-name="ce19">
            <text:p>3.835</text:p>
          </table:table-cell>
          <table:table-cell office:value-type="float" office:value="4110" table:style-name="ce19">
            <text:p>4.110</text:p>
          </table:table-cell>
          <table:table-cell office:value-type="float" office:value="4593" table:style-name="ce19">
            <text:p>4.593</text:p>
          </table:table-cell>
          <table:table-cell office:value-type="float" office:value="4245" table:style-name="ce19">
            <text:p>4.245</text:p>
          </table:table-cell>
          <table:table-cell office:value-type="float" office:value="2951" table:style-name="ce19">
            <text:p>2.951</text:p>
          </table:table-cell>
          <table:table-cell office:value-type="float" office:value="2470" table:style-name="ce19">
            <text:p>2.470</text:p>
          </table:table-cell>
          <table:table-cell office:value-type="float" office:value="4481" table:style-name="ce19">
            <text:p>4.481</text:p>
          </table:table-cell>
          <table:table-cell office:value-type="float" office:value="5391" table:style-name="ce19">
            <text:p>5.391</text:p>
          </table:table-cell>
          <table:table-cell office:value-type="float" office:value="6231" table:style-name="ce19">
            <text:p>6.231</text:p>
          </table:table-cell>
          <table:table-cell office:value-type="float" office:value="8913" table:style-name="ce19">
            <text:p>8.913</text:p>
          </table:table-cell>
          <table:table-cell office:value-type="float" office:value="6821" table:style-name="ce19">
            <text:p>6.821</text:p>
          </table:table-cell>
          <table:table-cell office:value-type="float" office:value="6288" table:style-name="ce19">
            <text:p>6.288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28">
            <text:p>Quantidade de Sol. Resolvidas no Período</text:p>
          </table:table-cell>
          <table:table-cell office:value-type="float" office:value="262" table:style-name="ce21">
            <text:p>262</text:p>
          </table:table-cell>
          <table:table-cell office:value-type="float" office:value="224" table:style-name="ce21">
            <text:p>224</text:p>
          </table:table-cell>
          <table:table-cell office:value-type="float" office:value="188" table:style-name="ce21">
            <text:p>188</text:p>
          </table:table-cell>
          <table:table-cell office:value-type="float" office:value="179" table:style-name="ce21">
            <text:p>179</text:p>
          </table:table-cell>
          <table:table-cell office:value-type="float" office:value="130" table:style-name="ce21">
            <text:p>130</text:p>
          </table:table-cell>
          <table:table-cell office:value-type="float" office:value="125" table:style-name="ce21">
            <text:p>125</text:p>
          </table:table-cell>
          <table:table-cell office:value-type="float" office:value="147" table:style-name="ce21">
            <text:p>147</text:p>
          </table:table-cell>
          <table:table-cell office:value-type="float" office:value="172" table:style-name="ce21">
            <text:p>172</text:p>
          </table:table-cell>
          <table:table-cell office:value-type="float" office:value="171" table:style-name="ce21">
            <text:p>171</text:p>
          </table:table-cell>
          <table:table-cell office:value-type="float" office:value="174" table:style-name="ce21">
            <text:p>174</text:p>
          </table:table-cell>
          <table:table-cell office:value-type="float" office:value="172" table:style-name="ce19">
            <text:p>172</text:p>
          </table:table-cell>
          <table:table-cell office:value-type="float" office:value="171" table:style-name="ce19">
            <text:p>171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laro TV</text:p>
          </table:table-cell>
          <table:table-cell office:value-type="string" table:style-name="ce33">
            <text:p>Taxa de Resolvidas no Período</text:p>
          </table:table-cell>
          <table:table-cell office:value-type="float" office:value="99.231999999999999" table:style-name="ce7">
            <text:p>99,232</text:p>
          </table:table-cell>
          <table:table-cell office:value-type="float" office:value="99.247311827957006" table:style-name="ce8">
            <text:p>99,247</text:p>
          </table:table-cell>
          <table:table-cell office:value-type="float" office:value="99.818978658536594" table:style-name="ce8">
            <text:p>99,819</text:p>
          </table:table-cell>
          <table:table-cell office:value-type="float" office:value="99.813000000000002" table:style-name="ce8">
            <text:p>99,813</text:p>
          </table:table-cell>
          <table:table-cell office:value-type="float" office:value="99.501000000000005" table:style-name="ce8">
            <text:p>99,501</text:p>
          </table:table-cell>
          <table:table-cell office:value-type="float" office:value="98.813999999999993" table:style-name="ce2">
            <text:p>98,814</text:p>
          </table:table-cell>
          <table:table-cell office:value-type="float" office:value="99.688999999999993" table:style-name="ce2">
            <text:p>99,689</text:p>
          </table:table-cell>
          <table:table-cell office:value-type="float" office:value="99.628" table:style-name="ce2">
            <text:p>99,628</text:p>
          </table:table-cell>
          <table:table-cell office:value-type="float" office:value="99.5" table:style-name="ce9">
            <text:p>99,500</text:p>
          </table:table-cell>
          <table:table-cell office:value-type="float" office:value="99.429000000000002" table:style-name="ce2">
            <text:p>99,429</text:p>
          </table:table-cell>
          <table:table-cell office:value-type="float" office:value="99.257000000000005" table:style-name="ce2">
            <text:p>99,257</text:p>
          </table:table-cell>
          <table:table-cell office:value-type="float" office:value="99.891999999999996" table:style-name="ce2">
            <text:p>99,892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CTBC TV</text:p>
          </table:table-cell>
          <table:table-cell office:value-type="string" table:style-name="ce33">
            <text:p>Taxa de Resolvidas no Período</text:p>
          </table:table-cell>
          <table:table-cell office:value-type="float" office:value="100" table:style-name="ce40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33">
            <text:p>Taxa de Resolvidas no Período</text:p>
          </table:table-cell>
          <table:table-cell office:value-type="float" office:value="99.896000000000001" table:style-name="ce7">
            <text:p>99,896</text:p>
          </table:table-cell>
          <table:table-cell office:value-type="float" office:value="99.714052287581694" table:style-name="ce8">
            <text:p>99,714</text:p>
          </table:table-cell>
          <table:table-cell office:value-type="float" office:value="99.736735520453607" table:style-name="ce8">
            <text:p>99,737</text:p>
          </table:table-cell>
          <table:table-cell office:value-type="float" office:value="99.415000000000006" table:style-name="ce8">
            <text:p>99,415</text:p>
          </table:table-cell>
          <table:table-cell office:value-type="float" office:value="99.78" table:style-name="ce8">
            <text:p>99,780</text:p>
          </table:table-cell>
          <table:table-cell office:value-type="float" office:value="99.539000000000001" table:style-name="ce2">
            <text:p>99,539</text:p>
          </table:table-cell>
          <table:table-cell office:value-type="float" office:value="99.524000000000001" table:style-name="ce2">
            <text:p>99,524</text:p>
          </table:table-cell>
          <table:table-cell office:value-type="float" office:value="99.611999999999995" table:style-name="ce2">
            <text:p>99,612</text:p>
          </table:table-cell>
          <table:table-cell office:value-type="float" office:value="99.51" table:style-name="ce9">
            <text:p>99,510</text:p>
          </table:table-cell>
          <table:table-cell office:value-type="float" office:value="99.47" table:style-name="ce9">
            <text:p>99,470</text:p>
          </table:table-cell>
          <table:table-cell office:value-type="float" office:value="99.941000000000003" table:style-name="ce9">
            <text:p>99,941</text:p>
          </table:table-cell>
          <table:table-cell office:value-type="float" office:value="99.245000000000005" table:style-name="ce9">
            <text:p>99,245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421999999999997" table:style-name="ce7">
            <text:p>99,422</text:p>
          </table:table-cell>
          <table:table-cell office:value-type="float" office:value="99.594813614262605" table:style-name="ce8">
            <text:p>99,595</text:p>
          </table:table-cell>
          <table:table-cell office:value-type="float" office:value="99.807117969138901" table:style-name="ce8">
            <text:p>99,807</text:p>
          </table:table-cell>
          <table:table-cell office:value-type="float" office:value="99.528999999999996" table:style-name="ce8">
            <text:p>99,529</text:p>
          </table:table-cell>
          <table:table-cell office:value-type="float" office:value="99.766999999999996" table:style-name="ce8">
            <text:p>99,767</text:p>
          </table:table-cell>
          <table:table-cell office:value-type="float" office:value="99.153000000000006" table:style-name="ce2">
            <text:p>99,153</text:p>
          </table:table-cell>
          <table:table-cell office:value-type="float" office:value="99.738" table:style-name="ce2">
            <text:p>99,738</text:p>
          </table:table-cell>
          <table:table-cell office:value-type="float" office:value="99.867000000000004" table:style-name="ce2">
            <text:p>99,867</text:p>
          </table:table-cell>
          <table:table-cell office:value-type="float" office:value="99.986000000000004" table:style-name="ce2">
            <text:p>99,986</text:p>
          </table:table-cell>
          <table:table-cell office:value-type="float" office:value="99.978999999999999" table:style-name="ce2">
            <text:p>99,979</text:p>
          </table:table-cell>
          <table:table-cell office:value-type="float" office:value="99.968999999999994" table:style-name="ce2">
            <text:p>99,969</text:p>
          </table:table-cell>
          <table:table-cell office:value-type="float" office:value="99.203000000000003" table:style-name="ce2">
            <text:p>99,203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Oi TV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495999999999995" table:style-name="ce7">
            <text:p>99,496</text:p>
          </table:table-cell>
          <table:table-cell office:value-type="float" office:value="99.214365881032606" table:style-name="ce8">
            <text:p>99,214</text:p>
          </table:table-cell>
          <table:table-cell office:value-type="float" office:value="99.896049896049902" table:style-name="ce8">
            <text:p>99,896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99.290999999999997" table:style-name="ce2">
            <text:p>99,291</text:p>
          </table:table-cell>
          <table:table-cell office:value-type="float" office:value="99.525999999999996" table:style-name="ce2">
            <text:p>99,526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045000000000002" table:style-name="ce2">
            <text:p>99,045</text:p>
          </table:table-cell>
          <table:table-cell office:value-type="float" office:value="99.953000000000003" table:style-name="ce2">
            <text:p>99,953</text:p>
          </table:table-cell>
          <table:table-cell office:value-type="float" office:value="99.966999999999999" table:style-name="ce2">
            <text:p>99,967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solvidas no Período</text:p>
          </table:table-cell>
          <table:table-cell office:value-type="float" office:value="99.963999999999999" table:style-name="ce7">
            <text:p>99,964</text:p>
          </table:table-cell>
          <table:table-cell office:value-type="float" office:value="99.925919470106294" table:style-name="ce8">
            <text:p>99,926</text:p>
          </table:table-cell>
          <table:table-cell office:value-type="float" office:value="99.939193884642094" table:style-name="ce8">
            <text:p>99,939</text:p>
          </table:table-cell>
          <table:table-cell office:value-type="float" office:value="99.433000000000007" table:style-name="ce8">
            <text:p>99,433</text:p>
          </table:table-cell>
          <table:table-cell office:value-type="float" office:value="99.879000000000005" table:style-name="ce8">
            <text:p>99,879</text:p>
          </table:table-cell>
          <table:table-cell office:value-type="float" office:value="99.685000000000002" table:style-name="ce7">
            <text:p>99,685</text:p>
          </table:table-cell>
          <table:table-cell office:value-type="float" office:value="99.988" table:style-name="ce7">
            <text:p>99,988</text:p>
          </table:table-cell>
          <table:table-cell office:value-type="float" office:value="100" table:style-name="ce9">
            <text:p>100,000</text:p>
          </table:table-cell>
          <table:table-cell office:value-type="float" office:value="98.013999999999996" table:style-name="ce2">
            <text:p>98,014</text:p>
          </table:table-cell>
          <table:table-cell office:value-type="float" office:value="99.938000000000002" table:style-name="ce2">
            <text:p>99,938</text:p>
          </table:table-cell>
          <table:table-cell office:value-type="float" office:value="99.986000000000004" table:style-name="ce2">
            <text:p>99,986</text:p>
          </table:table-cell>
          <table:table-cell office:value-type="float" office:value="99.983999999999995" table:style-name="ce2">
            <text:p>99,98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7">
            <text:p>Telefônica Vivo</text:p>
          </table:table-cell>
          <table:table-cell office:value-type="string" table:style-name="ce7">
            <text:p>Taxa de Resolvidas no Período</text:p>
          </table:table-cell>
          <table:table-cell office:value-type="float" office:value="100" table:style-name="ce40">
            <text:p>100,000</text:p>
          </table:table-cell>
          <table:table-cell office:value-type="float" office:value="99.975675018243706" table:style-name="ce8">
            <text:p>99,976</text:p>
          </table:table-cell>
          <table:table-cell office:value-type="float" office:value="99.934725848564" table:style-name="ce8">
            <text:p>99,935</text:p>
          </table:table-cell>
          <table:table-cell office:value-type="float" office:value="99.975999999999999" table:style-name="ce8">
            <text:p>99,976</text:p>
          </table:table-cell>
          <table:table-cell office:value-type="float" office:value="99.965999999999994" table:style-name="ce8">
            <text:p>99,966</text:p>
          </table:table-cell>
          <table:table-cell office:value-type="float" office:value="100" table:style-name="ce40">
            <text:p>100,000</text:p>
          </table:table-cell>
          <table:table-cell office:value-type="float" office:value="99.933000000000007" table:style-name="ce7">
            <text:p>99,933</text:p>
          </table:table-cell>
          <table:table-cell office:value-type="float" office:value="99.852000000000004" table:style-name="ce2">
            <text:p>99,852</text:p>
          </table:table-cell>
          <table:table-cell office:value-type="float" office:value="99.888000000000005" table:style-name="ce2">
            <text:p>99,888</text:p>
          </table:table-cell>
          <table:table-cell office:value-type="float" office:value="99.010999999999996" table:style-name="ce2">
            <text:p>99,011</text:p>
          </table:table-cell>
          <table:table-cell office:value-type="float" office:value="99.186000000000007" table:style-name="ce2">
            <text:p>99,186</text:p>
          </table:table-cell>
          <table:table-cell office:value-type="float" office:value="98.603999999999999" table:style-name="ce2">
            <text:p>98,604</text:p>
          </table:table-cell>
          <table:table-cell table:number-columns-repeated="997" table:style-name="ce7"/>
          <table:table-cell table:number-columns-repeated="15373"/>
        </table:table-row>
        <table:table-row table:style-name="ro2">
          <table:table-cell office:value-type="string" table:style-name="ce11">
            <text:p>VIACABO</text:p>
          </table:table-cell>
          <table:table-cell office:value-type="string" table:style-name="ce11">
            <text:p>Taxa de Resolvidas no Período</text:p>
          </table:table-cell>
          <table:table-cell office:value-type="float" office:value="74.856999999999999" table:style-name="ce11">
            <text:p>74,857</text:p>
          </table:table-cell>
          <table:table-cell office:value-type="float" office:value="80.286738351254499" table:style-name="ce32">
            <text:p>80,287</text:p>
          </table:table-cell>
          <table:table-cell office:value-type="float" office:value="81.385281385281402" table:style-name="ce32">
            <text:p>81,385</text:p>
          </table:table-cell>
          <table:table-cell office:value-type="float" office:value="99.444000000000003" table:style-name="ce32">
            <text:p>99,444</text:p>
          </table:table-cell>
          <table:table-cell office:value-type="float" office:value="100" table:style-name="ce32">
            <text:p>100,000</text:p>
          </table:table-cell>
          <table:table-cell office:value-type="float" office:value="95.42" table:style-name="ce14">
            <text:p>95,420</text:p>
          </table:table-cell>
          <table:table-cell office:value-type="float" office:value="100" table:style-name="ce14">
            <text:p>100,000</text:p>
          </table:table-cell>
          <table:table-cell office:value-type="float" office:value="99.421999999999997" table:style-name="ce12">
            <text:p>99,422</text:p>
          </table:table-cell>
          <table:table-cell office:value-type="float" office:value="100" table:style-name="ce14">
            <text:p>100,000</text:p>
          </table:table-cell>
          <table:table-cell office:value-type="float" office:value="100" table:style-name="ce14">
            <text:p>100,000</text:p>
          </table:table-cell>
          <table:table-cell office:value-type="float" office:value="100" table:style-name="ce14">
            <text:p>100,000</text:p>
          </table:table-cell>
          <table:table-cell office:value-type="float" office:value="100" table:style-name="ce14">
            <text:p>100,000</text:p>
          </table:table-cell>
          <table:table-cell table:number-columns-repeated="997" table:style-name="ce7"/>
          <table:table-cell table:number-columns-repeated="15373"/>
        </table:table-row>
        <table:table-row table:number-rows-repeated="104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/>
    </number:number-style>
    <number:number-style style:name="N38">
      <number:number number:decimal-places="3" number:min-integer-digits="1" number:grouping="true"/>
    </number:number-style>
    <number:number-style style:name="N39" number:language="pt" number:country="BR">
      <number:number number:decimal-places="3" number:min-integer-digits="1"/>
    </number:number-style>
    <number:number-style style:name="N40" number:language="pt" number:country="BR">
      <number:number number:decimal-places="0" number:min-integer-digits="1" number:grouping="true"/>
    </number:number-style>
    <number:date-style style:name="N41" number:language="pt" number:country="BR">
      <number:month number:textual="true"/>
      <number:text>/</number:text>
      <number:year/>
    </number:date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 (</number:text>
      <number:number number:decimal-places="2" number:min-integer-digits="1" number:grouping="true"/>
      <number:text>)</number:text>
    </number:number-style>
    <number:number-style style:name="N42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3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3P0"/>
    </number:currency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Excel_32_Built-in_32_Comma" style:display-name="Excel Built-in Comma" style:family="table-cell" style:data-style-name="N42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42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3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4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dor</meta:initial-creator>
    <dc:creator>Herculano Araujo Rodrigues de Oliveira</dc:creator>
    <meta:creation-date>2014-01-16T12:20:14Z</meta:creation-date>
    <dc:date>2018-01-09T19:01:15Z</dc:date>
    <meta:editing-cycles>7</meta:editing-cycles>
    <meta:editing-duration>PT2474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